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esultats_performancesresultat_performance_bretagne_150_170_di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Temps Execution Dijkstra (en ms)</text:p>
          </table:table-cell>
          <table:table-cell office:value-type="string" calcext:value-type="string">
            <text:p><text:s/>Nb Sommets</text:p>
          </table:table-cell>
          <table:table-cell office:value-type="string" calcext:value-type="string">
            <text:p><text:s/>Temps CPU A* (en ms)</text:p>
          </table:table-cell>
          <table:table-cell office:value-type="string" calcext:value-type="string">
            <text:p><text:s/>Nb Sommets</text:p>
          </table:table-cell>
        </table:table-row>
        <table:table-row table:style-name="ro1">
          <table:table-cell office:value-type="float" office:value="255734" calcext:value-type="float">
            <text:p>255734</text:p>
          </table:table-cell>
          <table:table-cell office:value-type="float" office:value="299833" calcext:value-type="float">
            <text:p>299833</text:p>
          </table:table-cell>
          <table:table-cell office:value-type="float" office:value="5778.189" calcext:value-type="float">
            <text:p>5778.189</text:p>
          </table:table-cell>
          <table:table-cell office:value-type="float" office:value="594624" calcext:value-type="float">
            <text:p>594624</text:p>
          </table:table-cell>
          <table:table-cell office:value-type="float" office:value="1449.8395" calcext:value-type="float">
            <text:p>1449.8395</text:p>
          </table:table-cell>
          <table:table-cell office:value-type="float" office:value="110801" calcext:value-type="float">
            <text:p>110801</text:p>
          </table:table-cell>
        </table:table-row>
        <table:table-row table:style-name="ro1">
          <table:table-cell office:value-type="float" office:value="465277" calcext:value-type="float">
            <text:p>465277</text:p>
          </table:table-cell>
          <table:table-cell office:value-type="float" office:value="363939" calcext:value-type="float">
            <text:p>363939</text:p>
          </table:table-cell>
          <table:table-cell office:value-type="float" office:value="5399.266" calcext:value-type="float">
            <text:p>5399.266</text:p>
          </table:table-cell>
          <table:table-cell office:value-type="float" office:value="598938" calcext:value-type="float">
            <text:p>598938</text:p>
          </table:table-cell>
          <table:table-cell office:value-type="float" office:value="1397.6819" calcext:value-type="float">
            <text:p>1397.6819</text:p>
          </table:table-cell>
          <table:table-cell office:value-type="float" office:value="122678" calcext:value-type="float">
            <text:p>122678</text:p>
          </table:table-cell>
        </table:table-row>
        <table:table-row table:style-name="ro1">
          <table:table-cell office:value-type="float" office:value="290667" calcext:value-type="float">
            <text:p>290667</text:p>
          </table:table-cell>
          <table:table-cell office:value-type="float" office:value="617893" calcext:value-type="float">
            <text:p>617893</text:p>
          </table:table-cell>
          <table:table-cell office:value-type="float" office:value="4397.1265" calcext:value-type="float">
            <text:p>4397.1265</text:p>
          </table:table-cell>
          <table:table-cell office:value-type="float" office:value="486418" calcext:value-type="float">
            <text:p>486418</text:p>
          </table:table-cell>
          <table:table-cell office:value-type="float" office:value="1475.9178" calcext:value-type="float">
            <text:p>1475.9178</text:p>
          </table:table-cell>
          <table:table-cell office:value-type="float" office:value="124961" calcext:value-type="float">
            <text:p>124961</text:p>
          </table:table-cell>
        </table:table-row>
        <table:table-row table:style-name="ro1">
          <table:table-cell office:value-type="float" office:value="194942" calcext:value-type="float">
            <text:p>194942</text:p>
          </table:table-cell>
          <table:table-cell office:value-type="float" office:value="456362" calcext:value-type="float">
            <text:p>456362</text:p>
          </table:table-cell>
          <table:table-cell office:value-type="float" office:value="4290.3945" calcext:value-type="float">
            <text:p>4290.3945</text:p>
          </table:table-cell>
          <table:table-cell office:value-type="float" office:value="473316" calcext:value-type="float">
            <text:p>473316</text:p>
          </table:table-cell>
          <table:table-cell office:value-type="float" office:value="1198.7727" calcext:value-type="float">
            <text:p>1198.7727</text:p>
          </table:table-cell>
          <table:table-cell office:value-type="float" office:value="96185" calcext:value-type="float">
            <text:p>9618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580573" calcext:value-type="float">
            <text:p>580573</text:p>
          </table:table-cell>
          <table:table-cell office:value-type="float" office:value="5222.824" calcext:value-type="float">
            <text:p>5222.824</text:p>
          </table:table-cell>
          <table:table-cell office:value-type="float" office:value="600051" calcext:value-type="float">
            <text:p>600051</text:p>
          </table:table-cell>
          <table:table-cell office:value-type="float" office:value="1363.0231" calcext:value-type="float">
            <text:p>1363.0231</text:p>
          </table:table-cell>
          <table:table-cell office:value-type="float" office:value="115286" calcext:value-type="float">
            <text:p>115286</text:p>
          </table:table-cell>
        </table:table-row>
        <table:table-row table:style-name="ro1">
          <table:table-cell office:value-type="float" office:value="643542" calcext:value-type="float">
            <text:p>643542</text:p>
          </table:table-cell>
          <table:table-cell office:value-type="float" office:value="214003" calcext:value-type="float">
            <text:p>214003</text:p>
          </table:table-cell>
          <table:table-cell office:value-type="float" office:value="4995.16" calcext:value-type="float">
            <text:p>4995.16</text:p>
          </table:table-cell>
          <table:table-cell office:value-type="float" office:value="574472" calcext:value-type="float">
            <text:p>574472</text:p>
          </table:table-cell>
          <table:table-cell office:value-type="float" office:value="1424.7462" calcext:value-type="float">
            <text:p>1424.7462</text:p>
          </table:table-cell>
          <table:table-cell office:value-type="float" office:value="124566" calcext:value-type="float">
            <text:p>124566</text:p>
          </table:table-cell>
        </table:table-row>
        <table:table-row table:style-name="ro1">
          <table:table-cell office:value-type="float" office:value="362258" calcext:value-type="float">
            <text:p>362258</text:p>
          </table:table-cell>
          <table:table-cell office:value-type="float" office:value="230540" calcext:value-type="float">
            <text:p>230540</text:p>
          </table:table-cell>
          <table:table-cell office:value-type="float" office:value="4346.5273" calcext:value-type="float">
            <text:p>4346.5273</text:p>
          </table:table-cell>
          <table:table-cell office:value-type="float" office:value="500763" calcext:value-type="float">
            <text:p>500763</text:p>
          </table:table-cell>
          <table:table-cell office:value-type="float" office:value="1295.933" calcext:value-type="float">
            <text:p>1295.933</text:p>
          </table:table-cell>
          <table:table-cell office:value-type="float" office:value="111345" calcext:value-type="float">
            <text:p>111345</text:p>
          </table:table-cell>
        </table:table-row>
        <table:table-row table:style-name="ro1">
          <table:table-cell office:value-type="float" office:value="66105" calcext:value-type="float">
            <text:p>66105</text:p>
          </table:table-cell>
          <table:table-cell office:value-type="float" office:value="583886" calcext:value-type="float">
            <text:p>583886</text:p>
          </table:table-cell>
          <table:table-cell office:value-type="float" office:value="5105.9556" calcext:value-type="float">
            <text:p>5105.9556</text:p>
          </table:table-cell>
          <table:table-cell office:value-type="float" office:value="568555" calcext:value-type="float">
            <text:p>568555</text:p>
          </table:table-cell>
          <table:table-cell office:value-type="float" office:value="1467.1866" calcext:value-type="float">
            <text:p>1467.1866</text:p>
          </table:table-cell>
          <table:table-cell office:value-type="float" office:value="126128" calcext:value-type="float">
            <text:p>126128</text:p>
          </table:table-cell>
        </table:table-row>
        <table:table-row table:style-name="ro1">
          <table:table-cell office:value-type="float" office:value="66601" calcext:value-type="float">
            <text:p>66601</text:p>
          </table:table-cell>
          <table:table-cell office:value-type="float" office:value="17920" calcext:value-type="float">
            <text:p>17920</text:p>
          </table:table-cell>
          <table:table-cell office:value-type="float" office:value="5371.728" calcext:value-type="float">
            <text:p>5371.728</text:p>
          </table:table-cell>
          <table:table-cell office:value-type="float" office:value="598175" calcext:value-type="float">
            <text:p>598175</text:p>
          </table:table-cell>
          <table:table-cell office:value-type="float" office:value="1151.5697" calcext:value-type="float">
            <text:p>1151.5697</text:p>
          </table:table-cell>
          <table:table-cell office:value-type="float" office:value="91551" calcext:value-type="float">
            <text:p>91551</text:p>
          </table:table-cell>
        </table:table-row>
        <table:table-row table:style-name="ro1">
          <table:table-cell office:value-type="float" office:value="582189" calcext:value-type="float">
            <text:p>582189</text:p>
          </table:table-cell>
          <table:table-cell office:value-type="float" office:value="311493" calcext:value-type="float">
            <text:p>311493</text:p>
          </table:table-cell>
          <table:table-cell office:value-type="float" office:value="5755.295" calcext:value-type="float">
            <text:p>5755.295</text:p>
          </table:table-cell>
          <table:table-cell office:value-type="float" office:value="592580" calcext:value-type="float">
            <text:p>592580</text:p>
          </table:table-cell>
          <table:table-cell office:value-type="float" office:value="1706.5938" calcext:value-type="float">
            <text:p>1706.5938</text:p>
          </table:table-cell>
          <table:table-cell office:value-type="float" office:value="155019" calcext:value-type="float">
            <text:p>155019</text:p>
          </table:table-cell>
        </table:table-row>
        <table:table-row table:style-name="ro1">
          <table:table-cell office:value-type="float" office:value="609961" calcext:value-type="float">
            <text:p>609961</text:p>
          </table:table-cell>
          <table:table-cell office:value-type="float" office:value="770" calcext:value-type="float">
            <text:p>770</text:p>
          </table:table-cell>
          <table:table-cell office:value-type="float" office:value="4575.052" calcext:value-type="float">
            <text:p>4575.052</text:p>
          </table:table-cell>
          <table:table-cell office:value-type="float" office:value="519252" calcext:value-type="float">
            <text:p>519252</text:p>
          </table:table-cell>
          <table:table-cell office:value-type="float" office:value="1357.0886" calcext:value-type="float">
            <text:p>1357.0886</text:p>
          </table:table-cell>
          <table:table-cell office:value-type="float" office:value="115234" calcext:value-type="float">
            <text:p>115234</text:p>
          </table:table-cell>
        </table:table-row>
        <table:table-row table:style-name="ro1">
          <table:table-cell office:value-type="float" office:value="331481" calcext:value-type="float">
            <text:p>331481</text:p>
          </table:table-cell>
          <table:table-cell office:value-type="float" office:value="494862" calcext:value-type="float">
            <text:p>494862</text:p>
          </table:table-cell>
          <table:table-cell office:value-type="float" office:value="4139.741" calcext:value-type="float">
            <text:p>4139.741</text:p>
          </table:table-cell>
          <table:table-cell office:value-type="float" office:value="467480" calcext:value-type="float">
            <text:p>467480</text:p>
          </table:table-cell>
          <table:table-cell office:value-type="float" office:value="984.21796" calcext:value-type="float">
            <text:p>984.21796</text:p>
          </table:table-cell>
          <table:table-cell office:value-type="float" office:value="77453" calcext:value-type="float">
            <text:p>77453</text:p>
          </table:table-cell>
        </table:table-row>
        <table:table-row table:style-name="ro1">
          <table:table-cell office:value-type="float" office:value="259062" calcext:value-type="float">
            <text:p>259062</text:p>
          </table:table-cell>
          <table:table-cell office:value-type="float" office:value="457771" calcext:value-type="float">
            <text:p>457771</text:p>
          </table:table-cell>
          <table:table-cell office:value-type="float" office:value="4607.2344" calcext:value-type="float">
            <text:p>4607.2344</text:p>
          </table:table-cell>
          <table:table-cell office:value-type="float" office:value="529523" calcext:value-type="float">
            <text:p>529523</text:p>
          </table:table-cell>
          <table:table-cell office:value-type="float" office:value="1066.0464" calcext:value-type="float">
            <text:p>1066.0464</text:p>
          </table:table-cell>
          <table:table-cell office:value-type="float" office:value="84103" calcext:value-type="float">
            <text:p>84103</text:p>
          </table:table-cell>
        </table:table-row>
        <table:table-row table:style-name="ro1">
          <table:table-cell office:value-type="float" office:value="522571" calcext:value-type="float">
            <text:p>522571</text:p>
          </table:table-cell>
          <table:table-cell office:value-type="float" office:value="314875" calcext:value-type="float">
            <text:p>314875</text:p>
          </table:table-cell>
          <table:table-cell office:value-type="float" office:value="4387.261" calcext:value-type="float">
            <text:p>4387.261</text:p>
          </table:table-cell>
          <table:table-cell office:value-type="float" office:value="510904" calcext:value-type="float">
            <text:p>510904</text:p>
          </table:table-cell>
          <table:table-cell office:value-type="float" office:value="1105.7913" calcext:value-type="float">
            <text:p>1105.7913</text:p>
          </table:table-cell>
          <table:table-cell office:value-type="float" office:value="88842" calcext:value-type="float">
            <text:p>88842</text:p>
          </table:table-cell>
        </table:table-row>
        <table:table-row table:style-name="ro1">
          <table:table-cell office:value-type="float" office:value="191062" calcext:value-type="float">
            <text:p>191062</text:p>
          </table:table-cell>
          <table:table-cell office:value-type="float" office:value="239533" calcext:value-type="float">
            <text:p>239533</text:p>
          </table:table-cell>
          <table:table-cell office:value-type="float" office:value="3621.7124" calcext:value-type="float">
            <text:p>3621.7124</text:p>
          </table:table-cell>
          <table:table-cell office:value-type="float" office:value="414969" calcext:value-type="float">
            <text:p>414969</text:p>
          </table:table-cell>
          <table:table-cell office:value-type="float" office:value="1710.9767" calcext:value-type="float">
            <text:p>1710.9767</text:p>
          </table:table-cell>
          <table:table-cell office:value-type="float" office:value="152362" calcext:value-type="float">
            <text:p>152362</text:p>
          </table:table-cell>
        </table:table-row>
        <table:table-row table:style-name="ro1">
          <table:table-cell office:value-type="float" office:value="501371" calcext:value-type="float">
            <text:p>501371</text:p>
          </table:table-cell>
          <table:table-cell office:value-type="float" office:value="108285" calcext:value-type="float">
            <text:p>108285</text:p>
          </table:table-cell>
          <table:table-cell office:value-type="float" office:value="3799.1213" calcext:value-type="float">
            <text:p>3799.1213</text:p>
          </table:table-cell>
          <table:table-cell office:value-type="float" office:value="455679" calcext:value-type="float">
            <text:p>455679</text:p>
          </table:table-cell>
          <table:table-cell office:value-type="float" office:value="2416.4597" calcext:value-type="float">
            <text:p>2416.4597</text:p>
          </table:table-cell>
          <table:table-cell office:value-type="float" office:value="239626" calcext:value-type="float">
            <text:p>239626</text:p>
          </table:table-cell>
        </table:table-row>
        <table:table-row table:style-name="ro1">
          <table:table-cell office:value-type="float" office:value="242831" calcext:value-type="float">
            <text:p>242831</text:p>
          </table:table-cell>
          <table:table-cell office:value-type="float" office:value="138952" calcext:value-type="float">
            <text:p>138952</text:p>
          </table:table-cell>
          <table:table-cell office:value-type="float" office:value="4799.87" calcext:value-type="float">
            <text:p>4799.87</text:p>
          </table:table-cell>
          <table:table-cell office:value-type="float" office:value="541414" calcext:value-type="float">
            <text:p>541414</text:p>
          </table:table-cell>
          <table:table-cell office:value-type="float" office:value="1283.7618" calcext:value-type="float">
            <text:p>1283.7618</text:p>
          </table:table-cell>
          <table:table-cell office:value-type="float" office:value="112702" calcext:value-type="float">
            <text:p>112702</text:p>
          </table:table-cell>
        </table:table-row>
        <table:table-row table:style-name="ro1">
          <table:table-cell office:value-type="float" office:value="402353" calcext:value-type="float">
            <text:p>402353</text:p>
          </table:table-cell>
          <table:table-cell office:value-type="float" office:value="401074" calcext:value-type="float">
            <text:p>401074</text:p>
          </table:table-cell>
          <table:table-cell office:value-type="float" office:value="5512.769" calcext:value-type="float">
            <text:p>5512.769</text:p>
          </table:table-cell>
          <table:table-cell office:value-type="float" office:value="618126" calcext:value-type="float">
            <text:p>618126</text:p>
          </table:table-cell>
          <table:table-cell office:value-type="float" office:value="1168.6438" calcext:value-type="float">
            <text:p>1168.6438</text:p>
          </table:table-cell>
          <table:table-cell office:value-type="float" office:value="99491" calcext:value-type="float">
            <text:p>99491</text:p>
          </table:table-cell>
        </table:table-row>
        <table:table-row table:style-name="ro1">
          <table:table-cell office:value-type="float" office:value="518530" calcext:value-type="float">
            <text:p>518530</text:p>
          </table:table-cell>
          <table:table-cell office:value-type="float" office:value="453927" calcext:value-type="float">
            <text:p>453927</text:p>
          </table:table-cell>
          <table:table-cell office:value-type="float" office:value="5968.8237" calcext:value-type="float">
            <text:p>5968.8237</text:p>
          </table:table-cell>
          <table:table-cell office:value-type="float" office:value="643866" calcext:value-type="float">
            <text:p>643866</text:p>
          </table:table-cell>
          <table:table-cell office:value-type="float" office:value="1717.4799" calcext:value-type="float">
            <text:p>1717.4799</text:p>
          </table:table-cell>
          <table:table-cell office:value-type="float" office:value="159875" calcext:value-type="float">
            <text:p>159875</text:p>
          </table:table-cell>
        </table:table-row>
        <table:table-row table:style-name="ro1">
          <table:table-cell office:value-type="float" office:value="145201" calcext:value-type="float">
            <text:p>145201</text:p>
          </table:table-cell>
          <table:table-cell office:value-type="float" office:value="356617" calcext:value-type="float">
            <text:p>356617</text:p>
          </table:table-cell>
          <table:table-cell office:value-type="float" office:value="3651.8167" calcext:value-type="float">
            <text:p>3651.8167</text:p>
          </table:table-cell>
          <table:table-cell office:value-type="float" office:value="403493" calcext:value-type="float">
            <text:p>403493</text:p>
          </table:table-cell>
          <table:table-cell office:value-type="float" office:value="1154.1632" calcext:value-type="float">
            <text:p>1154.1632</text:p>
          </table:table-cell>
          <table:table-cell office:value-type="float" office:value="97289" calcext:value-type="float">
            <text:p>97289</text:p>
          </table:table-cell>
        </table:table-row>
        <table:table-row table:style-name="ro1">
          <table:table-cell office:value-type="float" office:value="446022" calcext:value-type="float">
            <text:p>446022</text:p>
          </table:table-cell>
          <table:table-cell office:value-type="float" office:value="293131" calcext:value-type="float">
            <text:p>293131</text:p>
          </table:table-cell>
          <table:table-cell office:value-type="float" office:value="5144.6675" calcext:value-type="float">
            <text:p>5144.6675</text:p>
          </table:table-cell>
          <table:table-cell office:value-type="float" office:value="581742" calcext:value-type="float">
            <text:p>581742</text:p>
          </table:table-cell>
          <table:table-cell office:value-type="float" office:value="1197.3632" calcext:value-type="float">
            <text:p>1197.3632</text:p>
          </table:table-cell>
          <table:table-cell office:value-type="float" office:value="98406" calcext:value-type="float">
            <text:p>98406</text:p>
          </table:table-cell>
        </table:table-row>
        <table:table-row table:style-name="ro1">
          <table:table-cell office:value-type="float" office:value="168611" calcext:value-type="float">
            <text:p>168611</text:p>
          </table:table-cell>
          <table:table-cell office:value-type="float" office:value="428553" calcext:value-type="float">
            <text:p>428553</text:p>
          </table:table-cell>
          <table:table-cell office:value-type="float" office:value="3649.1284" calcext:value-type="float">
            <text:p>3649.1284</text:p>
          </table:table-cell>
          <table:table-cell office:value-type="float" office:value="402848" calcext:value-type="float">
            <text:p>402848</text:p>
          </table:table-cell>
          <table:table-cell office:value-type="float" office:value="1001.0627" calcext:value-type="float">
            <text:p>1001.0627</text:p>
          </table:table-cell>
          <table:table-cell office:value-type="float" office:value="78375" calcext:value-type="float">
            <text:p>78375</text:p>
          </table:table-cell>
        </table:table-row>
        <table:table-row table:style-name="ro1">
          <table:table-cell office:value-type="float" office:value="660504" calcext:value-type="float">
            <text:p>660504</text:p>
          </table:table-cell>
          <table:table-cell office:value-type="float" office:value="357056" calcext:value-type="float">
            <text:p>357056</text:p>
          </table:table-cell>
          <table:table-cell office:value-type="float" office:value="3585.9246" calcext:value-type="float">
            <text:p>3585.9246</text:p>
          </table:table-cell>
          <table:table-cell office:value-type="float" office:value="399821" calcext:value-type="float">
            <text:p>399821</text:p>
          </table:table-cell>
          <table:table-cell office:value-type="float" office:value="1416.8497" calcext:value-type="float">
            <text:p>1416.8497</text:p>
          </table:table-cell>
          <table:table-cell office:value-type="float" office:value="127600" calcext:value-type="float">
            <text:p>127600</text:p>
          </table:table-cell>
        </table:table-row>
        <table:table-row table:style-name="ro1">
          <table:table-cell office:value-type="float" office:value="224207" calcext:value-type="float">
            <text:p>224207</text:p>
          </table:table-cell>
          <table:table-cell office:value-type="float" office:value="388675" calcext:value-type="float">
            <text:p>388675</text:p>
          </table:table-cell>
          <table:table-cell office:value-type="float" office:value="3734.9272" calcext:value-type="float">
            <text:p>3734.9272</text:p>
          </table:table-cell>
          <table:table-cell office:value-type="float" office:value="444022" calcext:value-type="float">
            <text:p>444022</text:p>
          </table:table-cell>
          <table:table-cell office:value-type="float" office:value="1901.309" calcext:value-type="float">
            <text:p>1901.309</text:p>
          </table:table-cell>
          <table:table-cell office:value-type="float" office:value="182531" calcext:value-type="float">
            <text:p>182531</text:p>
          </table:table-cell>
        </table:table-row>
        <table:table-row table:style-name="ro1">
          <table:table-cell office:value-type="float" office:value="113118" calcext:value-type="float">
            <text:p>113118</text:p>
          </table:table-cell>
          <table:table-cell office:value-type="float" office:value="369298" calcext:value-type="float">
            <text:p>369298</text:p>
          </table:table-cell>
          <table:table-cell office:value-type="float" office:value="5556.2554" calcext:value-type="float">
            <text:p>5556.2554</text:p>
          </table:table-cell>
          <table:table-cell office:value-type="float" office:value="625014" calcext:value-type="float">
            <text:p>625014</text:p>
          </table:table-cell>
          <table:table-cell office:value-type="float" office:value="1331.1611" calcext:value-type="float">
            <text:p>1331.1611</text:p>
          </table:table-cell>
          <table:table-cell office:value-type="float" office:value="118870" calcext:value-type="float">
            <text:p>118870</text:p>
          </table:table-cell>
        </table:table-row>
        <table:table-row table:style-name="ro1">
          <table:table-cell office:value-type="float" office:value="91425" calcext:value-type="float">
            <text:p>91425</text:p>
          </table:table-cell>
          <table:table-cell office:value-type="float" office:value="130790" calcext:value-type="float">
            <text:p>130790</text:p>
          </table:table-cell>
          <table:table-cell office:value-type="float" office:value="3950.8865" calcext:value-type="float">
            <text:p>3950.8865</text:p>
          </table:table-cell>
          <table:table-cell office:value-type="float" office:value="443638" calcext:value-type="float">
            <text:p>443638</text:p>
          </table:table-cell>
          <table:table-cell office:value-type="float" office:value="1465.778" calcext:value-type="float">
            <text:p>1465.778</text:p>
          </table:table-cell>
          <table:table-cell office:value-type="float" office:value="128362" calcext:value-type="float">
            <text:p>128362</text:p>
          </table:table-cell>
        </table:table-row>
        <table:table-row table:style-name="ro1">
          <table:table-cell office:value-type="float" office:value="71420" calcext:value-type="float">
            <text:p>71420</text:p>
          </table:table-cell>
          <table:table-cell office:value-type="float" office:value="70145" calcext:value-type="float">
            <text:p>70145</text:p>
          </table:table-cell>
          <table:table-cell office:value-type="float" office:value="5331.2607" calcext:value-type="float">
            <text:p>5331.2607</text:p>
          </table:table-cell>
          <table:table-cell office:value-type="float" office:value="616102" calcext:value-type="float">
            <text:p>616102</text:p>
          </table:table-cell>
          <table:table-cell office:value-type="float" office:value="1550.113" calcext:value-type="float">
            <text:p>1550.113</text:p>
          </table:table-cell>
          <table:table-cell office:value-type="float" office:value="141912" calcext:value-type="float">
            <text:p>141912</text:p>
          </table:table-cell>
        </table:table-row>
        <table:table-row table:style-name="ro1">
          <table:table-cell office:value-type="float" office:value="130302" calcext:value-type="float">
            <text:p>130302</text:p>
          </table:table-cell>
          <table:table-cell office:value-type="float" office:value="98651" calcext:value-type="float">
            <text:p>98651</text:p>
          </table:table-cell>
          <table:table-cell office:value-type="float" office:value="4051.3708" calcext:value-type="float">
            <text:p>4051.3708</text:p>
          </table:table-cell>
          <table:table-cell office:value-type="float" office:value="417726" calcext:value-type="float">
            <text:p>417726</text:p>
          </table:table-cell>
          <table:table-cell office:value-type="float" office:value="1640.1898" calcext:value-type="float">
            <text:p>1640.1898</text:p>
          </table:table-cell>
          <table:table-cell office:value-type="float" office:value="151126" calcext:value-type="float">
            <text:p>151126</text:p>
          </table:table-cell>
        </table:table-row>
        <table:table-row table:style-name="ro1">
          <table:table-cell office:value-type="float" office:value="61340" calcext:value-type="float">
            <text:p>61340</text:p>
          </table:table-cell>
          <table:table-cell office:value-type="float" office:value="232786" calcext:value-type="float">
            <text:p>232786</text:p>
          </table:table-cell>
          <table:table-cell office:value-type="float" office:value="4331.8667" calcext:value-type="float">
            <text:p>4331.8667</text:p>
          </table:table-cell>
          <table:table-cell office:value-type="float" office:value="491912" calcext:value-type="float">
            <text:p>491912</text:p>
          </table:table-cell>
          <table:table-cell office:value-type="float" office:value="1010.35944" calcext:value-type="float">
            <text:p>1010.35944</text:p>
          </table:table-cell>
          <table:table-cell office:value-type="float" office:value="82386" calcext:value-type="float">
            <text:p>82386</text:p>
          </table:table-cell>
        </table:table-row>
        <table:table-row table:style-name="ro1">
          <table:table-cell office:value-type="float" office:value="631720" calcext:value-type="float">
            <text:p>631720</text:p>
          </table:table-cell>
          <table:table-cell office:value-type="float" office:value="268485" calcext:value-type="float">
            <text:p>268485</text:p>
          </table:table-cell>
          <table:table-cell office:value-type="float" office:value="4102.36" calcext:value-type="float">
            <text:p>4102.36</text:p>
          </table:table-cell>
          <table:table-cell office:value-type="float" office:value="455345" calcext:value-type="float">
            <text:p>455345</text:p>
          </table:table-cell>
          <table:table-cell office:value-type="float" office:value="1999.2437" calcext:value-type="float">
            <text:p>1999.2437</text:p>
          </table:table-cell>
          <table:table-cell office:value-type="float" office:value="191903" calcext:value-type="float">
            <text:p>191903</text:p>
          </table:table-cell>
        </table:table-row>
        <table:table-row table:style-name="ro1">
          <table:table-cell office:value-type="float" office:value="127986" calcext:value-type="float">
            <text:p>127986</text:p>
          </table:table-cell>
          <table:table-cell office:value-type="float" office:value="238684" calcext:value-type="float">
            <text:p>238684</text:p>
          </table:table-cell>
          <table:table-cell office:value-type="float" office:value="4236.4326" calcext:value-type="float">
            <text:p>4236.4326</text:p>
          </table:table-cell>
          <table:table-cell office:value-type="float" office:value="482297" calcext:value-type="float">
            <text:p>482297</text:p>
          </table:table-cell>
          <table:table-cell office:value-type="float" office:value="1770.0393" calcext:value-type="float">
            <text:p>1770.0393</text:p>
          </table:table-cell>
          <table:table-cell office:value-type="float" office:value="170261" calcext:value-type="float">
            <text:p>170261</text:p>
          </table:table-cell>
        </table:table-row>
        <table:table-row table:style-name="ro1">
          <table:table-cell office:value-type="float" office:value="378639" calcext:value-type="float">
            <text:p>378639</text:p>
          </table:table-cell>
          <table:table-cell office:value-type="float" office:value="434242" calcext:value-type="float">
            <text:p>434242</text:p>
          </table:table-cell>
          <table:table-cell office:value-type="float" office:value="5043.329" calcext:value-type="float">
            <text:p>5043.329</text:p>
          </table:table-cell>
          <table:table-cell office:value-type="float" office:value="577433" calcext:value-type="float">
            <text:p>577433</text:p>
          </table:table-cell>
          <table:table-cell office:value-type="float" office:value="1363.5304" calcext:value-type="float">
            <text:p>1363.5304</text:p>
          </table:table-cell>
          <table:table-cell office:value-type="float" office:value="125963" calcext:value-type="float">
            <text:p>125963</text:p>
          </table:table-cell>
        </table:table-row>
        <table:table-row table:style-name="ro1">
          <table:table-cell office:value-type="float" office:value="378254" calcext:value-type="float">
            <text:p>378254</text:p>
          </table:table-cell>
          <table:table-cell office:value-type="float" office:value="591303" calcext:value-type="float">
            <text:p>591303</text:p>
          </table:table-cell>
          <table:table-cell office:value-type="float" office:value="4479.741" calcext:value-type="float">
            <text:p>4479.741</text:p>
          </table:table-cell>
          <table:table-cell office:value-type="float" office:value="509621" calcext:value-type="float">
            <text:p>509621</text:p>
          </table:table-cell>
          <table:table-cell office:value-type="float" office:value="1420.4055" calcext:value-type="float">
            <text:p>1420.4055</text:p>
          </table:table-cell>
          <table:table-cell office:value-type="float" office:value="125141" calcext:value-type="float">
            <text:p>125141</text:p>
          </table:table-cell>
        </table:table-row>
        <table:table-row table:style-name="ro1">
          <table:table-cell office:value-type="float" office:value="608416" calcext:value-type="float">
            <text:p>608416</text:p>
          </table:table-cell>
          <table:table-cell office:value-type="float" office:value="576550" calcext:value-type="float">
            <text:p>576550</text:p>
          </table:table-cell>
          <table:table-cell office:value-type="float" office:value="5699.464" calcext:value-type="float">
            <text:p>5699.464</text:p>
          </table:table-cell>
          <table:table-cell office:value-type="float" office:value="636549" calcext:value-type="float">
            <text:p>636549</text:p>
          </table:table-cell>
          <table:table-cell office:value-type="float" office:value="1221.7731" calcext:value-type="float">
            <text:p>1221.7731</text:p>
          </table:table-cell>
          <table:table-cell office:value-type="float" office:value="102702" calcext:value-type="float">
            <text:p>102702</text:p>
          </table:table-cell>
        </table:table-row>
        <table:table-row table:style-name="ro1">
          <table:table-cell office:value-type="float" office:value="69424" calcext:value-type="float">
            <text:p>69424</text:p>
          </table:table-cell>
          <table:table-cell office:value-type="float" office:value="528463" calcext:value-type="float">
            <text:p>528463</text:p>
          </table:table-cell>
          <table:table-cell office:value-type="float" office:value="3826.9087" calcext:value-type="float">
            <text:p>3826.9087</text:p>
          </table:table-cell>
          <table:table-cell office:value-type="float" office:value="441689" calcext:value-type="float">
            <text:p>441689</text:p>
          </table:table-cell>
          <table:table-cell office:value-type="float" office:value="1019.67236" calcext:value-type="float">
            <text:p>1019.67236</text:p>
          </table:table-cell>
          <table:table-cell office:value-type="float" office:value="72892" calcext:value-type="float">
            <text:p>72892</text:p>
          </table:table-cell>
        </table:table-row>
        <table:table-row table:style-name="ro1">
          <table:table-cell office:value-type="float" office:value="216922" calcext:value-type="float">
            <text:p>216922</text:p>
          </table:table-cell>
          <table:table-cell office:value-type="float" office:value="272528" calcext:value-type="float">
            <text:p>272528</text:p>
          </table:table-cell>
          <table:table-cell office:value-type="float" office:value="3856.6284" calcext:value-type="float">
            <text:p>3856.6284</text:p>
          </table:table-cell>
          <table:table-cell office:value-type="float" office:value="454799" calcext:value-type="float">
            <text:p>454799</text:p>
          </table:table-cell>
          <table:table-cell office:value-type="float" office:value="1336.3553" calcext:value-type="float">
            <text:p>1336.3553</text:p>
          </table:table-cell>
          <table:table-cell office:value-type="float" office:value="118848" calcext:value-type="float">
            <text:p>118848</text:p>
          </table:table-cell>
        </table:table-row>
        <table:table-row table:style-name="ro1">
          <table:table-cell office:value-type="float" office:value="472456" calcext:value-type="float">
            <text:p>472456</text:p>
          </table:table-cell>
          <table:table-cell office:value-type="float" office:value="377785" calcext:value-type="float">
            <text:p>377785</text:p>
          </table:table-cell>
          <table:table-cell office:value-type="float" office:value="4096.4854" calcext:value-type="float">
            <text:p>4096.4854</text:p>
          </table:table-cell>
          <table:table-cell office:value-type="float" office:value="419105" calcext:value-type="float">
            <text:p>419105</text:p>
          </table:table-cell>
          <table:table-cell office:value-type="float" office:value="1485.3567" calcext:value-type="float">
            <text:p>1485.3567</text:p>
          </table:table-cell>
          <table:table-cell office:value-type="float" office:value="117880" calcext:value-type="float">
            <text:p>117880</text:p>
          </table:table-cell>
        </table:table-row>
        <table:table-row table:style-name="ro1">
          <table:table-cell office:value-type="float" office:value="18616" calcext:value-type="float">
            <text:p>18616</text:p>
          </table:table-cell>
          <table:table-cell office:value-type="float" office:value="221882" calcext:value-type="float">
            <text:p>221882</text:p>
          </table:table-cell>
          <table:table-cell office:value-type="float" office:value="3643.8481" calcext:value-type="float">
            <text:p>3643.8481</text:p>
          </table:table-cell>
          <table:table-cell office:value-type="float" office:value="430241" calcext:value-type="float">
            <text:p>430241</text:p>
          </table:table-cell>
          <table:table-cell office:value-type="float" office:value="1064.4779" calcext:value-type="float">
            <text:p>1064.4779</text:p>
          </table:table-cell>
          <table:table-cell office:value-type="float" office:value="84341" calcext:value-type="float">
            <text:p>84341</text:p>
          </table:table-cell>
        </table:table-row>
        <table:table-row table:style-name="ro1">
          <table:table-cell office:value-type="float" office:value="193492" calcext:value-type="float">
            <text:p>193492</text:p>
          </table:table-cell>
          <table:table-cell office:value-type="float" office:value="395495" calcext:value-type="float">
            <text:p>395495</text:p>
          </table:table-cell>
          <table:table-cell office:value-type="float" office:value="4657.8887" calcext:value-type="float">
            <text:p>4657.8887</text:p>
          </table:table-cell>
          <table:table-cell office:value-type="float" office:value="550179" calcext:value-type="float">
            <text:p>550179</text:p>
          </table:table-cell>
          <table:table-cell office:value-type="float" office:value="1239.2864" calcext:value-type="float">
            <text:p>1239.2864</text:p>
          </table:table-cell>
          <table:table-cell office:value-type="float" office:value="107998" calcext:value-type="float">
            <text:p>107998</text:p>
          </table:table-cell>
        </table:table-row>
        <table:table-row table:style-name="ro1">
          <table:table-cell office:value-type="float" office:value="132722" calcext:value-type="float">
            <text:p>132722</text:p>
          </table:table-cell>
          <table:table-cell office:value-type="float" office:value="429554" calcext:value-type="float">
            <text:p>429554</text:p>
          </table:table-cell>
          <table:table-cell office:value-type="float" office:value="4257.2466" calcext:value-type="float">
            <text:p>4257.2466</text:p>
          </table:table-cell>
          <table:table-cell office:value-type="float" office:value="476449" calcext:value-type="float">
            <text:p>476449</text:p>
          </table:table-cell>
          <table:table-cell office:value-type="float" office:value="902.2426" calcext:value-type="float">
            <text:p>902.2426</text:p>
          </table:table-cell>
          <table:table-cell office:value-type="float" office:value="67332" calcext:value-type="float">
            <text:p>67332</text:p>
          </table:table-cell>
        </table:table-row>
        <table:table-row table:style-name="ro1">
          <table:table-cell office:value-type="float" office:value="172103" calcext:value-type="float">
            <text:p>172103</text:p>
          </table:table-cell>
          <table:table-cell office:value-type="float" office:value="152950" calcext:value-type="float">
            <text:p>152950</text:p>
          </table:table-cell>
          <table:table-cell office:value-type="float" office:value="5065.504" calcext:value-type="float">
            <text:p>5065.504</text:p>
          </table:table-cell>
          <table:table-cell office:value-type="float" office:value="575811" calcext:value-type="float">
            <text:p>575811</text:p>
          </table:table-cell>
          <table:table-cell office:value-type="float" office:value="1319.2358" calcext:value-type="float">
            <text:p>1319.2358</text:p>
          </table:table-cell>
          <table:table-cell office:value-type="float" office:value="118843" calcext:value-type="float">
            <text:p>118843</text:p>
          </table:table-cell>
        </table:table-row>
        <table:table-row table:style-name="ro1">
          <table:table-cell office:value-type="float" office:value="136221" calcext:value-type="float">
            <text:p>136221</text:p>
          </table:table-cell>
          <table:table-cell office:value-type="float" office:value="505976" calcext:value-type="float">
            <text:p>505976</text:p>
          </table:table-cell>
          <table:table-cell office:value-type="float" office:value="5284.4346" calcext:value-type="float">
            <text:p>5284.4346</text:p>
          </table:table-cell>
          <table:table-cell office:value-type="float" office:value="602536" calcext:value-type="float">
            <text:p>602536</text:p>
          </table:table-cell>
          <table:table-cell office:value-type="float" office:value="1404.3809" calcext:value-type="float">
            <text:p>1404.3809</text:p>
          </table:table-cell>
          <table:table-cell office:value-type="float" office:value="125593" calcext:value-type="float">
            <text:p>125593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270483" calcext:value-type="float">
            <text:p>270483</text:p>
          </table:table-cell>
          <table:table-cell office:value-type="float" office:value="4020.0198" calcext:value-type="float">
            <text:p>4020.0198</text:p>
          </table:table-cell>
          <table:table-cell office:value-type="float" office:value="458880" calcext:value-type="float">
            <text:p>458880</text:p>
          </table:table-cell>
          <table:table-cell office:value-type="float" office:value="1272.8861" calcext:value-type="float">
            <text:p>1272.8861</text:p>
          </table:table-cell>
          <table:table-cell office:value-type="float" office:value="115420" calcext:value-type="float">
            <text:p>115420</text:p>
          </table:table-cell>
        </table:table-row>
        <table:table-row table:style-name="ro1">
          <table:table-cell office:value-type="float" office:value="68434" calcext:value-type="float">
            <text:p>68434</text:p>
          </table:table-cell>
          <table:table-cell office:value-type="float" office:value="420259" calcext:value-type="float">
            <text:p>420259</text:p>
          </table:table-cell>
          <table:table-cell office:value-type="float" office:value="3916.0703" calcext:value-type="float">
            <text:p>3916.0703</text:p>
          </table:table-cell>
          <table:table-cell office:value-type="float" office:value="428966" calcext:value-type="float">
            <text:p>428966</text:p>
          </table:table-cell>
          <table:table-cell office:value-type="float" office:value="1700.2195" calcext:value-type="float">
            <text:p>1700.2195</text:p>
          </table:table-cell>
          <table:table-cell office:value-type="float" office:value="160987" calcext:value-type="float">
            <text:p>160987</text:p>
          </table:table-cell>
        </table:table-row>
        <table:table-row table:style-name="ro1">
          <table:table-cell office:value-type="float" office:value="145018" calcext:value-type="float">
            <text:p>145018</text:p>
          </table:table-cell>
          <table:table-cell office:value-type="float" office:value="63267" calcext:value-type="float">
            <text:p>63267</text:p>
          </table:table-cell>
          <table:table-cell office:value-type="float" office:value="5025.895" calcext:value-type="float">
            <text:p>5025.895</text:p>
          </table:table-cell>
          <table:table-cell office:value-type="float" office:value="574492" calcext:value-type="float">
            <text:p>574492</text:p>
          </table:table-cell>
          <table:table-cell office:value-type="float" office:value="1495.9851" calcext:value-type="float">
            <text:p>1495.9851</text:p>
          </table:table-cell>
          <table:table-cell office:value-type="float" office:value="131636" calcext:value-type="float">
            <text:p>131636</text:p>
          </table:table-cell>
        </table:table-row>
        <table:table-row table:style-name="ro1">
          <table:table-cell office:value-type="float" office:value="266408" calcext:value-type="float">
            <text:p>266408</text:p>
          </table:table-cell>
          <table:table-cell office:value-type="float" office:value="508657" calcext:value-type="float">
            <text:p>508657</text:p>
          </table:table-cell>
          <table:table-cell office:value-type="float" office:value="4838.678" calcext:value-type="float">
            <text:p>4838.678</text:p>
          </table:table-cell>
          <table:table-cell office:value-type="float" office:value="527707" calcext:value-type="float">
            <text:p>527707</text:p>
          </table:table-cell>
          <table:table-cell office:value-type="float" office:value="1537.6866" calcext:value-type="float">
            <text:p>1537.6866</text:p>
          </table:table-cell>
          <table:table-cell office:value-type="float" office:value="116678" calcext:value-type="float">
            <text:p>116678</text:p>
          </table:table-cell>
        </table:table-row>
        <table:table-row table:style-name="ro1">
          <table:table-cell office:value-type="float" office:value="571822" calcext:value-type="float">
            <text:p>571822</text:p>
          </table:table-cell>
          <table:table-cell office:value-type="float" office:value="309965" calcext:value-type="float">
            <text:p>309965</text:p>
          </table:table-cell>
          <table:table-cell office:value-type="float" office:value="5404.118" calcext:value-type="float">
            <text:p>5404.118</text:p>
          </table:table-cell>
          <table:table-cell office:value-type="float" office:value="619249" calcext:value-type="float">
            <text:p>619249</text:p>
          </table:table-cell>
          <table:table-cell office:value-type="float" office:value="1569.623" calcext:value-type="float">
            <text:p>1569.623</text:p>
          </table:table-cell>
          <table:table-cell office:value-type="float" office:value="147698" calcext:value-type="float">
            <text:p>147698</text:p>
          </table:table-cell>
        </table:table-row>
        <table:table-row table:style-name="ro1">
          <table:table-cell office:value-type="float" office:value="574680" calcext:value-type="float">
            <text:p>574680</text:p>
          </table:table-cell>
          <table:table-cell office:value-type="float" office:value="216253" calcext:value-type="float">
            <text:p>216253</text:p>
          </table:table-cell>
          <table:table-cell office:value-type="float" office:value="5530.383" calcext:value-type="float">
            <text:p>5530.383</text:p>
          </table:table-cell>
          <table:table-cell office:value-type="float" office:value="628448" calcext:value-type="float">
            <text:p>628448</text:p>
          </table:table-cell>
          <table:table-cell office:value-type="float" office:value="1137.0829" calcext:value-type="float">
            <text:p>1137.0829</text:p>
          </table:table-cell>
          <table:table-cell office:value-type="float" office:value="96252" calcext:value-type="float">
            <text:p>96252</text:p>
          </table:table-cell>
        </table:table-row>
        <table:table-row table:style-name="ro1">
          <table:table-cell office:value-type="float" office:value="291697" calcext:value-type="float">
            <text:p>291697</text:p>
          </table:table-cell>
          <table:table-cell office:value-type="float" office:value="206562" calcext:value-type="float">
            <text:p>206562</text:p>
          </table:table-cell>
          <table:table-cell office:value-type="float" office:value="4080.175" calcext:value-type="float">
            <text:p>4080.175</text:p>
          </table:table-cell>
          <table:table-cell office:value-type="float" office:value="457373" calcext:value-type="float">
            <text:p>457373</text:p>
          </table:table-cell>
          <table:table-cell office:value-type="float" office:value="1307.4423" calcext:value-type="float">
            <text:p>1307.4423</text:p>
          </table:table-cell>
          <table:table-cell office:value-type="float" office:value="111726" calcext:value-type="float">
            <text:p>111726</text:p>
          </table:table-cell>
        </table:table-row>
        <table:table-row table:style-name="ro1">
          <table:table-cell office:value-type="float" office:value="543605" calcext:value-type="float">
            <text:p>543605</text:p>
          </table:table-cell>
          <table:table-cell office:value-type="float" office:value="492981" calcext:value-type="float">
            <text:p>492981</text:p>
          </table:table-cell>
          <table:table-cell office:value-type="float" office:value="5347.519" calcext:value-type="float">
            <text:p>5347.519</text:p>
          </table:table-cell>
          <table:table-cell office:value-type="float" office:value="619031" calcext:value-type="float">
            <text:p>619031</text:p>
          </table:table-cell>
          <table:table-cell office:value-type="float" office:value="1492.9666" calcext:value-type="float">
            <text:p>1492.9666</text:p>
          </table:table-cell>
          <table:table-cell office:value-type="float" office:value="133983" calcext:value-type="float">
            <text:p>133983</text:p>
          </table:table-cell>
        </table:table-row>
        <table:table-row table:style-name="ro1">
          <table:table-cell office:value-type="float" office:value="434717" calcext:value-type="float">
            <text:p>434717</text:p>
          </table:table-cell>
          <table:table-cell office:value-type="float" office:value="97349" calcext:value-type="float">
            <text:p>97349</text:p>
          </table:table-cell>
          <table:table-cell office:value-type="float" office:value="4501.7114" calcext:value-type="float">
            <text:p>4501.7114</text:p>
          </table:table-cell>
          <table:table-cell office:value-type="float" office:value="498756" calcext:value-type="float">
            <text:p>498756</text:p>
          </table:table-cell>
          <table:table-cell office:value-type="float" office:value="1238.4207" calcext:value-type="float">
            <text:p>1238.4207</text:p>
          </table:table-cell>
          <table:table-cell office:value-type="float" office:value="109179" calcext:value-type="float">
            <text:p>109179</text:p>
          </table:table-cell>
        </table:table-row>
        <table:table-row table:style-name="ro1">
          <table:table-cell office:value-type="float" office:value="467067" calcext:value-type="float">
            <text:p>467067</text:p>
          </table:table-cell>
          <table:table-cell office:value-type="float" office:value="557897" calcext:value-type="float">
            <text:p>557897</text:p>
          </table:table-cell>
          <table:table-cell office:value-type="float" office:value="5169.9873" calcext:value-type="float">
            <text:p>5169.9873</text:p>
          </table:table-cell>
          <table:table-cell office:value-type="float" office:value="582266" calcext:value-type="float">
            <text:p>582266</text:p>
          </table:table-cell>
          <table:table-cell office:value-type="float" office:value="1078.7932" calcext:value-type="float">
            <text:p>1078.7932</text:p>
          </table:table-cell>
          <table:table-cell office:value-type="float" office:value="88850" calcext:value-type="float">
            <text:p>88850</text:p>
          </table:table-cell>
        </table:table-row>
        <table:table-row table:style-name="ro1">
          <table:table-cell office:value-type="float" office:value="99251" calcext:value-type="float">
            <text:p>99251</text:p>
          </table:table-cell>
          <table:table-cell office:value-type="float" office:value="514751" calcext:value-type="float">
            <text:p>514751</text:p>
          </table:table-cell>
          <table:table-cell office:value-type="float" office:value="5130.4775" calcext:value-type="float">
            <text:p>5130.4775</text:p>
          </table:table-cell>
          <table:table-cell office:value-type="float" office:value="589996" calcext:value-type="float">
            <text:p>589996</text:p>
          </table:table-cell>
          <table:table-cell office:value-type="float" office:value="1326.9915" calcext:value-type="float">
            <text:p>1326.9915</text:p>
          </table:table-cell>
          <table:table-cell office:value-type="float" office:value="115031" calcext:value-type="float">
            <text:p>115031</text:p>
          </table:table-cell>
        </table:table-row>
        <table:table-row table:style-name="ro1">
          <table:table-cell office:value-type="float" office:value="523570" calcext:value-type="float">
            <text:p>523570</text:p>
          </table:table-cell>
          <table:table-cell office:value-type="float" office:value="606541" calcext:value-type="float">
            <text:p>606541</text:p>
          </table:table-cell>
          <table:table-cell office:value-type="float" office:value="4744.381" calcext:value-type="float">
            <text:p>4744.381</text:p>
          </table:table-cell>
          <table:table-cell office:value-type="float" office:value="544418" calcext:value-type="float">
            <text:p>544418</text:p>
          </table:table-cell>
          <table:table-cell office:value-type="float" office:value="1395.2686" calcext:value-type="float">
            <text:p>1395.2686</text:p>
          </table:table-cell>
          <table:table-cell office:value-type="float" office:value="117679" calcext:value-type="float">
            <text:p>117679</text:p>
          </table:table-cell>
        </table:table-row>
        <table:table-row table:style-name="ro1">
          <table:table-cell office:value-type="float" office:value="357239" calcext:value-type="float">
            <text:p>357239</text:p>
          </table:table-cell>
          <table:table-cell office:value-type="float" office:value="318130" calcext:value-type="float">
            <text:p>318130</text:p>
          </table:table-cell>
          <table:table-cell office:value-type="float" office:value="5305.757" calcext:value-type="float">
            <text:p>5305.757</text:p>
          </table:table-cell>
          <table:table-cell office:value-type="float" office:value="576058" calcext:value-type="float">
            <text:p>576058</text:p>
          </table:table-cell>
          <table:table-cell office:value-type="float" office:value="6052.651" calcext:value-type="float">
            <text:p>6052.651</text:p>
          </table:table-cell>
          <table:table-cell office:value-type="float" office:value="648388" calcext:value-type="float">
            <text:p>648388</text:p>
          </table:table-cell>
        </table:table-row>
        <table:table-row table:style-name="ro1">
          <table:table-cell office:value-type="float" office:value="87440" calcext:value-type="float">
            <text:p>87440</text:p>
          </table:table-cell>
          <table:table-cell office:value-type="float" office:value="499243" calcext:value-type="float">
            <text:p>499243</text:p>
          </table:table-cell>
          <table:table-cell office:value-type="float" office:value="4226.9395" calcext:value-type="float">
            <text:p>4226.9395</text:p>
          </table:table-cell>
          <table:table-cell office:value-type="float" office:value="473566" calcext:value-type="float">
            <text:p>473566</text:p>
          </table:table-cell>
          <table:table-cell office:value-type="float" office:value="1010.8263" calcext:value-type="float">
            <text:p>1010.8263</text:p>
          </table:table-cell>
          <table:table-cell office:value-type="float" office:value="80059" calcext:value-type="float">
            <text:p>80059</text:p>
          </table:table-cell>
        </table:table-row>
        <table:table-row table:style-name="ro1">
          <table:table-cell office:value-type="float" office:value="644331" calcext:value-type="float">
            <text:p>644331</text:p>
          </table:table-cell>
          <table:table-cell office:value-type="float" office:value="546790" calcext:value-type="float">
            <text:p>546790</text:p>
          </table:table-cell>
          <table:table-cell office:value-type="float" office:value="5480.2573" calcext:value-type="float">
            <text:p>5480.2573</text:p>
          </table:table-cell>
          <table:table-cell office:value-type="float" office:value="612603" calcext:value-type="float">
            <text:p>612603</text:p>
          </table:table-cell>
          <table:table-cell office:value-type="float" office:value="1283.8652" calcext:value-type="float">
            <text:p>1283.8652</text:p>
          </table:table-cell>
          <table:table-cell office:value-type="float" office:value="115420" calcext:value-type="float">
            <text:p>115420</text:p>
          </table:table-cell>
        </table:table-row>
        <table:table-row table:style-name="ro1">
          <table:table-cell office:value-type="float" office:value="270930" calcext:value-type="float">
            <text:p>270930</text:p>
          </table:table-cell>
          <table:table-cell office:value-type="float" office:value="21213" calcext:value-type="float">
            <text:p>21213</text:p>
          </table:table-cell>
          <table:table-cell office:value-type="float" office:value="5502.5054" calcext:value-type="float">
            <text:p>5502.5054</text:p>
          </table:table-cell>
          <table:table-cell office:value-type="float" office:value="597235" calcext:value-type="float">
            <text:p>597235</text:p>
          </table:table-cell>
          <table:table-cell office:value-type="float" office:value="1667.1481" calcext:value-type="float">
            <text:p>1667.1481</text:p>
          </table:table-cell>
          <table:table-cell office:value-type="float" office:value="157594" calcext:value-type="float">
            <text:p>157594</text:p>
          </table:table-cell>
        </table:table-row>
        <table:table-row table:style-name="ro1">
          <table:table-cell office:value-type="float" office:value="464853" calcext:value-type="float">
            <text:p>464853</text:p>
          </table:table-cell>
          <table:table-cell office:value-type="float" office:value="210972" calcext:value-type="float">
            <text:p>210972</text:p>
          </table:table-cell>
          <table:table-cell office:value-type="float" office:value="5381.79" calcext:value-type="float">
            <text:p>5381.79</text:p>
          </table:table-cell>
          <table:table-cell office:value-type="float" office:value="595548" calcext:value-type="float">
            <text:p>595548</text:p>
          </table:table-cell>
          <table:table-cell office:value-type="float" office:value="1113.8667" calcext:value-type="float">
            <text:p>1113.8667</text:p>
          </table:table-cell>
          <table:table-cell office:value-type="float" office:value="91231" calcext:value-type="float">
            <text:p>91231</text:p>
          </table:table-cell>
        </table:table-row>
        <table:table-row table:style-name="ro1">
          <table:table-cell office:value-type="float" office:value="251729" calcext:value-type="float">
            <text:p>251729</text:p>
          </table:table-cell>
          <table:table-cell office:value-type="float" office:value="623049" calcext:value-type="float">
            <text:p>623049</text:p>
          </table:table-cell>
          <table:table-cell office:value-type="float" office:value="4555.9673" calcext:value-type="float">
            <text:p>4555.9673</text:p>
          </table:table-cell>
          <table:table-cell office:value-type="float" office:value="543132" calcext:value-type="float">
            <text:p>543132</text:p>
          </table:table-cell>
          <table:table-cell office:value-type="float" office:value="1154.4673" calcext:value-type="float">
            <text:p>1154.4673</text:p>
          </table:table-cell>
          <table:table-cell office:value-type="float" office:value="99545" calcext:value-type="float">
            <text:p>99545</text:p>
          </table:table-cell>
        </table:table-row>
        <table:table-row table:style-name="ro1">
          <table:table-cell office:value-type="float" office:value="246456" calcext:value-type="float">
            <text:p>246456</text:p>
          </table:table-cell>
          <table:table-cell office:value-type="float" office:value="174475" calcext:value-type="float">
            <text:p>174475</text:p>
          </table:table-cell>
          <table:table-cell office:value-type="float" office:value="3793.4773" calcext:value-type="float">
            <text:p>3793.4773</text:p>
          </table:table-cell>
          <table:table-cell office:value-type="float" office:value="450449" calcext:value-type="float">
            <text:p>450449</text:p>
          </table:table-cell>
          <table:table-cell office:value-type="float" office:value="1509.6005" calcext:value-type="float">
            <text:p>1509.6005</text:p>
          </table:table-cell>
          <table:table-cell office:value-type="float" office:value="130700" calcext:value-type="float">
            <text:p>130700</text:p>
          </table:table-cell>
        </table:table-row>
        <table:table-row table:style-name="ro1">
          <table:table-cell office:value-type="float" office:value="601074" calcext:value-type="float">
            <text:p>601074</text:p>
          </table:table-cell>
          <table:table-cell office:value-type="float" office:value="219615" calcext:value-type="float">
            <text:p>219615</text:p>
          </table:table-cell>
          <table:table-cell office:value-type="float" office:value="5314.3022" calcext:value-type="float">
            <text:p>5314.3022</text:p>
          </table:table-cell>
          <table:table-cell office:value-type="float" office:value="607715" calcext:value-type="float">
            <text:p>607715</text:p>
          </table:table-cell>
          <table:table-cell office:value-type="float" office:value="1551.13" calcext:value-type="float">
            <text:p>1551.13</text:p>
          </table:table-cell>
          <table:table-cell office:value-type="float" office:value="138354" calcext:value-type="float">
            <text:p>138354</text:p>
          </table:table-cell>
        </table:table-row>
        <table:table-row table:style-name="ro1">
          <table:table-cell office:value-type="float" office:value="437366" calcext:value-type="float">
            <text:p>437366</text:p>
          </table:table-cell>
          <table:table-cell office:value-type="float" office:value="430650" calcext:value-type="float">
            <text:p>430650</text:p>
          </table:table-cell>
          <table:table-cell office:value-type="float" office:value="5795.79" calcext:value-type="float">
            <text:p>5795.79</text:p>
          </table:table-cell>
          <table:table-cell office:value-type="float" office:value="621243" calcext:value-type="float">
            <text:p>621243</text:p>
          </table:table-cell>
          <table:table-cell office:value-type="float" office:value="1569.2067" calcext:value-type="float">
            <text:p>1569.2067</text:p>
          </table:table-cell>
          <table:table-cell office:value-type="float" office:value="140099" calcext:value-type="float">
            <text:p>140099</text:p>
          </table:table-cell>
        </table:table-row>
        <table:table-row table:style-name="ro1">
          <table:table-cell office:value-type="float" office:value="484752" calcext:value-type="float">
            <text:p>484752</text:p>
          </table:table-cell>
          <table:table-cell office:value-type="float" office:value="218967" calcext:value-type="float">
            <text:p>218967</text:p>
          </table:table-cell>
          <table:table-cell office:value-type="float" office:value="4170.488" calcext:value-type="float">
            <text:p>4170.488</text:p>
          </table:table-cell>
          <table:table-cell office:value-type="float" office:value="492318" calcext:value-type="float">
            <text:p>492318</text:p>
          </table:table-cell>
          <table:table-cell office:value-type="float" office:value="1394.167" calcext:value-type="float">
            <text:p>1394.167</text:p>
          </table:table-cell>
          <table:table-cell office:value-type="float" office:value="120242" calcext:value-type="float">
            <text:p>120242</text:p>
          </table:table-cell>
        </table:table-row>
        <table:table-row table:style-name="ro1">
          <table:table-cell office:value-type="float" office:value="132014" calcext:value-type="float">
            <text:p>132014</text:p>
          </table:table-cell>
          <table:table-cell office:value-type="float" office:value="127182" calcext:value-type="float">
            <text:p>127182</text:p>
          </table:table-cell>
          <table:table-cell office:value-type="float" office:value="5185.794" calcext:value-type="float">
            <text:p>5185.794</text:p>
          </table:table-cell>
          <table:table-cell office:value-type="float" office:value="596702" calcext:value-type="float">
            <text:p>596702</text:p>
          </table:table-cell>
          <table:table-cell office:value-type="float" office:value="1283.5458" calcext:value-type="float">
            <text:p>1283.5458</text:p>
          </table:table-cell>
          <table:table-cell office:value-type="float" office:value="112493" calcext:value-type="float">
            <text:p>112493</text:p>
          </table:table-cell>
        </table:table-row>
        <table:table-row table:style-name="ro1">
          <table:table-cell office:value-type="float" office:value="144546" calcext:value-type="float">
            <text:p>144546</text:p>
          </table:table-cell>
          <table:table-cell office:value-type="float" office:value="149789" calcext:value-type="float">
            <text:p>149789</text:p>
          </table:table-cell>
          <table:table-cell office:value-type="float" office:value="4630.0034" calcext:value-type="float">
            <text:p>4630.0034</text:p>
          </table:table-cell>
          <table:table-cell office:value-type="float" office:value="498461" calcext:value-type="float">
            <text:p>498461</text:p>
          </table:table-cell>
          <table:table-cell office:value-type="float" office:value="1099.6167" calcext:value-type="float">
            <text:p>1099.6167</text:p>
          </table:table-cell>
          <table:table-cell office:value-type="float" office:value="92685" calcext:value-type="float">
            <text:p>92685</text:p>
          </table:table-cell>
        </table:table-row>
        <table:table-row table:style-name="ro1">
          <table:table-cell office:value-type="float" office:value="280824" calcext:value-type="float">
            <text:p>280824</text:p>
          </table:table-cell>
          <table:table-cell office:value-type="float" office:value="516640" calcext:value-type="float">
            <text:p>516640</text:p>
          </table:table-cell>
          <table:table-cell office:value-type="float" office:value="3524.4863" calcext:value-type="float">
            <text:p>3524.4863</text:p>
          </table:table-cell>
          <table:table-cell office:value-type="float" office:value="387564" calcext:value-type="float">
            <text:p>387564</text:p>
          </table:table-cell>
          <table:table-cell office:value-type="float" office:value="1409.6837" calcext:value-type="float">
            <text:p>1409.6837</text:p>
          </table:table-cell>
          <table:table-cell office:value-type="float" office:value="129495" calcext:value-type="float">
            <text:p>129495</text:p>
          </table:table-cell>
        </table:table-row>
        <table:table-row table:style-name="ro1">
          <table:table-cell office:value-type="float" office:value="216886" calcext:value-type="float">
            <text:p>216886</text:p>
          </table:table-cell>
          <table:table-cell office:value-type="float" office:value="486070" calcext:value-type="float">
            <text:p>486070</text:p>
          </table:table-cell>
          <table:table-cell office:value-type="float" office:value="3524.669" calcext:value-type="float">
            <text:p>3524.669</text:p>
          </table:table-cell>
          <table:table-cell office:value-type="float" office:value="422064" calcext:value-type="float">
            <text:p>422064</text:p>
          </table:table-cell>
          <table:table-cell office:value-type="float" office:value="1145.2493" calcext:value-type="float">
            <text:p>1145.2493</text:p>
          </table:table-cell>
          <table:table-cell office:value-type="float" office:value="93519" calcext:value-type="float">
            <text:p>93519</text:p>
          </table:table-cell>
        </table:table-row>
        <table:table-row table:style-name="ro1">
          <table:table-cell office:value-type="float" office:value="152757" calcext:value-type="float">
            <text:p>152757</text:p>
          </table:table-cell>
          <table:table-cell office:value-type="float" office:value="180259" calcext:value-type="float">
            <text:p>180259</text:p>
          </table:table-cell>
          <table:table-cell office:value-type="float" office:value="4878.0117" calcext:value-type="float">
            <text:p>4878.0117</text:p>
          </table:table-cell>
          <table:table-cell office:value-type="float" office:value="582573" calcext:value-type="float">
            <text:p>582573</text:p>
          </table:table-cell>
          <table:table-cell office:value-type="float" office:value="1640.9542" calcext:value-type="float">
            <text:p>1640.9542</text:p>
          </table:table-cell>
          <table:table-cell office:value-type="float" office:value="149651" calcext:value-type="float">
            <text:p>149651</text:p>
          </table:table-cell>
        </table:table-row>
        <table:table-row table:style-name="ro1">
          <table:table-cell office:value-type="float" office:value="586923" calcext:value-type="float">
            <text:p>586923</text:p>
          </table:table-cell>
          <table:table-cell office:value-type="float" office:value="80564" calcext:value-type="float">
            <text:p>80564</text:p>
          </table:table-cell>
          <table:table-cell office:value-type="float" office:value="4611.7725" calcext:value-type="float">
            <text:p>4611.7725</text:p>
          </table:table-cell>
          <table:table-cell office:value-type="float" office:value="510734" calcext:value-type="float">
            <text:p>510734</text:p>
          </table:table-cell>
          <table:table-cell office:value-type="float" office:value="1382.8923" calcext:value-type="float">
            <text:p>1382.8923</text:p>
          </table:table-cell>
          <table:table-cell office:value-type="float" office:value="123340" calcext:value-type="float">
            <text:p>123340</text:p>
          </table:table-cell>
        </table:table-row>
        <table:table-row table:style-name="ro1">
          <table:table-cell office:value-type="float" office:value="255846" calcext:value-type="float">
            <text:p>255846</text:p>
          </table:table-cell>
          <table:table-cell office:value-type="float" office:value="534808" calcext:value-type="float">
            <text:p>534808</text:p>
          </table:table-cell>
          <table:table-cell office:value-type="float" office:value="5376.4785" calcext:value-type="float">
            <text:p>5376.4785</text:p>
          </table:table-cell>
          <table:table-cell office:value-type="float" office:value="609375" calcext:value-type="float">
            <text:p>609375</text:p>
          </table:table-cell>
          <table:table-cell office:value-type="float" office:value="1629.7805" calcext:value-type="float">
            <text:p>1629.7805</text:p>
          </table:table-cell>
          <table:table-cell office:value-type="float" office:value="154228" calcext:value-type="float">
            <text:p>154228</text:p>
          </table:table-cell>
        </table:table-row>
        <table:table-row table:style-name="ro1">
          <table:table-cell office:value-type="float" office:value="302896" calcext:value-type="float">
            <text:p>302896</text:p>
          </table:table-cell>
          <table:table-cell office:value-type="float" office:value="660512" calcext:value-type="float">
            <text:p>660512</text:p>
          </table:table-cell>
          <table:table-cell office:value-type="float" office:value="3702.5667" calcext:value-type="float">
            <text:p>3702.5667</text:p>
          </table:table-cell>
          <table:table-cell office:value-type="float" office:value="393394" calcext:value-type="float">
            <text:p>393394</text:p>
          </table:table-cell>
          <table:table-cell office:value-type="float" office:value="1625.2986" calcext:value-type="float">
            <text:p>1625.2986</text:p>
          </table:table-cell>
          <table:table-cell office:value-type="float" office:value="149441" calcext:value-type="float">
            <text:p>149441</text:p>
          </table:table-cell>
        </table:table-row>
        <table:table-row table:style-name="ro1">
          <table:table-cell office:value-type="float" office:value="407588" calcext:value-type="float">
            <text:p>407588</text:p>
          </table:table-cell>
          <table:table-cell office:value-type="float" office:value="199876" calcext:value-type="float">
            <text:p>199876</text:p>
          </table:table-cell>
          <table:table-cell office:value-type="float" office:value="4399.86" calcext:value-type="float">
            <text:p>4399.86</text:p>
          </table:table-cell>
          <table:table-cell office:value-type="float" office:value="498976" calcext:value-type="float">
            <text:p>498976</text:p>
          </table:table-cell>
          <table:table-cell office:value-type="float" office:value="1354.5671" calcext:value-type="float">
            <text:p>1354.5671</text:p>
          </table:table-cell>
          <table:table-cell office:value-type="float" office:value="117314" calcext:value-type="float">
            <text:p>117314</text:p>
          </table:table-cell>
        </table:table-row>
        <table:table-row table:style-name="ro1">
          <table:table-cell office:value-type="float" office:value="252539" calcext:value-type="float">
            <text:p>252539</text:p>
          </table:table-cell>
          <table:table-cell office:value-type="float" office:value="354915" calcext:value-type="float">
            <text:p>354915</text:p>
          </table:table-cell>
          <table:table-cell office:value-type="float" office:value="5627.281" calcext:value-type="float">
            <text:p>5627.281</text:p>
          </table:table-cell>
          <table:table-cell office:value-type="float" office:value="628731" calcext:value-type="float">
            <text:p>628731</text:p>
          </table:table-cell>
          <table:table-cell office:value-type="float" office:value="1691.9008" calcext:value-type="float">
            <text:p>1691.9008</text:p>
          </table:table-cell>
          <table:table-cell office:value-type="float" office:value="152822" calcext:value-type="float">
            <text:p>152822</text:p>
          </table:table-cell>
        </table:table-row>
        <table:table-row table:style-name="ro1">
          <table:table-cell office:value-type="float" office:value="104435" calcext:value-type="float">
            <text:p>104435</text:p>
          </table:table-cell>
          <table:table-cell office:value-type="float" office:value="505998" calcext:value-type="float">
            <text:p>505998</text:p>
          </table:table-cell>
          <table:table-cell office:value-type="float" office:value="5317.457" calcext:value-type="float">
            <text:p>5317.457</text:p>
          </table:table-cell>
          <table:table-cell office:value-type="float" office:value="605058" calcext:value-type="float">
            <text:p>605058</text:p>
          </table:table-cell>
          <table:table-cell office:value-type="float" office:value="1388.0876" calcext:value-type="float">
            <text:p>1388.0876</text:p>
          </table:table-cell>
          <table:table-cell office:value-type="float" office:value="122340" calcext:value-type="float">
            <text:p>122340</text:p>
          </table:table-cell>
        </table:table-row>
        <table:table-row table:style-name="ro1">
          <table:table-cell office:value-type="float" office:value="228928" calcext:value-type="float">
            <text:p>228928</text:p>
          </table:table-cell>
          <table:table-cell office:value-type="float" office:value="96884" calcext:value-type="float">
            <text:p>96884</text:p>
          </table:table-cell>
          <table:table-cell office:value-type="float" office:value="4620.088" calcext:value-type="float">
            <text:p>4620.088</text:p>
          </table:table-cell>
          <table:table-cell office:value-type="float" office:value="549781" calcext:value-type="float">
            <text:p>549781</text:p>
          </table:table-cell>
          <table:table-cell office:value-type="float" office:value="1274.3739" calcext:value-type="float">
            <text:p>1274.3739</text:p>
          </table:table-cell>
          <table:table-cell office:value-type="float" office:value="113738" calcext:value-type="float">
            <text:p>113738</text:p>
          </table:table-cell>
        </table:table-row>
        <table:table-row table:style-name="ro1">
          <table:table-cell office:value-type="float" office:value="257986" calcext:value-type="float">
            <text:p>257986</text:p>
          </table:table-cell>
          <table:table-cell office:value-type="float" office:value="597328" calcext:value-type="float">
            <text:p>597328</text:p>
          </table:table-cell>
          <table:table-cell office:value-type="float" office:value="3058.8357" calcext:value-type="float">
            <text:p>3058.8357</text:p>
          </table:table-cell>
          <table:table-cell office:value-type="float" office:value="368548" calcext:value-type="float">
            <text:p>368548</text:p>
          </table:table-cell>
          <table:table-cell office:value-type="float" office:value="1610.3392" calcext:value-type="float">
            <text:p>1610.3392</text:p>
          </table:table-cell>
          <table:table-cell office:value-type="float" office:value="143889" calcext:value-type="float">
            <text:p>143889</text:p>
          </table:table-cell>
        </table:table-row>
        <table:table-row table:style-name="ro1">
          <table:table-cell office:value-type="float" office:value="222470" calcext:value-type="float">
            <text:p>222470</text:p>
          </table:table-cell>
          <table:table-cell office:value-type="float" office:value="616197" calcext:value-type="float">
            <text:p>616197</text:p>
          </table:table-cell>
          <table:table-cell office:value-type="float" office:value="4315.3364" calcext:value-type="float">
            <text:p>4315.3364</text:p>
          </table:table-cell>
          <table:table-cell office:value-type="float" office:value="502366" calcext:value-type="float">
            <text:p>502366</text:p>
          </table:table-cell>
          <table:table-cell office:value-type="float" office:value="1291.3547" calcext:value-type="float">
            <text:p>1291.3547</text:p>
          </table:table-cell>
          <table:table-cell office:value-type="float" office:value="113362" calcext:value-type="float">
            <text:p>113362</text:p>
          </table:table-cell>
        </table:table-row>
        <table:table-row table:style-name="ro1">
          <table:table-cell office:value-type="float" office:value="644302" calcext:value-type="float">
            <text:p>644302</text:p>
          </table:table-cell>
          <table:table-cell office:value-type="float" office:value="437985" calcext:value-type="float">
            <text:p>437985</text:p>
          </table:table-cell>
          <table:table-cell office:value-type="float" office:value="5362.032" calcext:value-type="float">
            <text:p>5362.032</text:p>
          </table:table-cell>
          <table:table-cell office:value-type="float" office:value="605654" calcext:value-type="float">
            <text:p>605654</text:p>
          </table:table-cell>
          <table:table-cell office:value-type="float" office:value="1329.182" calcext:value-type="float">
            <text:p>1329.182</text:p>
          </table:table-cell>
          <table:table-cell office:value-type="float" office:value="122309" calcext:value-type="float">
            <text:p>122309</text:p>
          </table:table-cell>
        </table:table-row>
        <table:table-row table:style-name="ro1">
          <table:table-cell office:value-type="float" office:value="582793" calcext:value-type="float">
            <text:p>582793</text:p>
          </table:table-cell>
          <table:table-cell office:value-type="float" office:value="357776" calcext:value-type="float">
            <text:p>357776</text:p>
          </table:table-cell>
          <table:table-cell office:value-type="float" office:value="3577.4773" calcext:value-type="float">
            <text:p>3577.4773</text:p>
          </table:table-cell>
          <table:table-cell office:value-type="float" office:value="432584" calcext:value-type="float">
            <text:p>432584</text:p>
          </table:table-cell>
          <table:table-cell office:value-type="float" office:value="1895.688" calcext:value-type="float">
            <text:p>1895.688</text:p>
          </table:table-cell>
          <table:table-cell office:value-type="float" office:value="158396" calcext:value-type="float">
            <text:p>158396</text:p>
          </table:table-cell>
        </table:table-row>
        <table:table-row table:style-name="ro1">
          <table:table-cell office:value-type="float" office:value="584753" calcext:value-type="float">
            <text:p>584753</text:p>
          </table:table-cell>
          <table:table-cell office:value-type="float" office:value="416576" calcext:value-type="float">
            <text:p>416576</text:p>
          </table:table-cell>
          <table:table-cell office:value-type="float" office:value="3675.3162" calcext:value-type="float">
            <text:p>3675.3162</text:p>
          </table:table-cell>
          <table:table-cell office:value-type="float" office:value="400853" calcext:value-type="float">
            <text:p>400853</text:p>
          </table:table-cell>
          <table:table-cell office:value-type="float" office:value="1458.3666" calcext:value-type="float">
            <text:p>1458.3666</text:p>
          </table:table-cell>
          <table:table-cell office:value-type="float" office:value="129708" calcext:value-type="float">
            <text:p>129708</text:p>
          </table:table-cell>
        </table:table-row>
        <table:table-row table:style-name="ro1">
          <table:table-cell office:value-type="float" office:value="554548" calcext:value-type="float">
            <text:p>554548</text:p>
          </table:table-cell>
          <table:table-cell office:value-type="float" office:value="619431" calcext:value-type="float">
            <text:p>619431</text:p>
          </table:table-cell>
          <table:table-cell office:value-type="float" office:value="4410.7925" calcext:value-type="float">
            <text:p>4410.7925</text:p>
          </table:table-cell>
          <table:table-cell office:value-type="float" office:value="512018" calcext:value-type="float">
            <text:p>512018</text:p>
          </table:table-cell>
          <table:table-cell office:value-type="float" office:value="1117.1366" calcext:value-type="float">
            <text:p>1117.1366</text:p>
          </table:table-cell>
          <table:table-cell office:value-type="float" office:value="96040" calcext:value-type="float">
            <text:p>96040</text:p>
          </table:table-cell>
        </table:table-row>
        <table:table-row table:style-name="ro1">
          <table:table-cell office:value-type="float" office:value="238432" calcext:value-type="float">
            <text:p>238432</text:p>
          </table:table-cell>
          <table:table-cell office:value-type="float" office:value="166567" calcext:value-type="float">
            <text:p>166567</text:p>
          </table:table-cell>
          <table:table-cell office:value-type="float" office:value="4665.508" calcext:value-type="float">
            <text:p>4665.508</text:p>
          </table:table-cell>
          <table:table-cell office:value-type="float" office:value="529755" calcext:value-type="float">
            <text:p>529755</text:p>
          </table:table-cell>
          <table:table-cell office:value-type="float" office:value="1154.0703" calcext:value-type="float">
            <text:p>1154.0703</text:p>
          </table:table-cell>
          <table:table-cell office:value-type="float" office:value="97623" calcext:value-type="float">
            <text:p>97623</text:p>
          </table:table-cell>
        </table:table-row>
        <table:table-row table:style-name="ro1">
          <table:table-cell office:value-type="float" office:value="217668" calcext:value-type="float">
            <text:p>217668</text:p>
          </table:table-cell>
          <table:table-cell office:value-type="float" office:value="658895" calcext:value-type="float">
            <text:p>658895</text:p>
          </table:table-cell>
          <table:table-cell office:value-type="float" office:value="3693.024" calcext:value-type="float">
            <text:p>3693.024</text:p>
          </table:table-cell>
          <table:table-cell office:value-type="float" office:value="429368" calcext:value-type="float">
            <text:p>429368</text:p>
          </table:table-cell>
          <table:table-cell office:value-type="float" office:value="1779.2123" calcext:value-type="float">
            <text:p>1779.2123</text:p>
          </table:table-cell>
          <table:table-cell office:value-type="float" office:value="163911" calcext:value-type="float">
            <text:p>163911</text:p>
          </table:table-cell>
        </table:table-row>
        <table:table-row table:style-name="ro1">
          <table:table-cell office:value-type="float" office:value="93538" calcext:value-type="float">
            <text:p>93538</text:p>
          </table:table-cell>
          <table:table-cell office:value-type="float" office:value="163097" calcext:value-type="float">
            <text:p>163097</text:p>
          </table:table-cell>
          <table:table-cell office:value-type="float" office:value="5288.539" calcext:value-type="float">
            <text:p>5288.539</text:p>
          </table:table-cell>
          <table:table-cell office:value-type="float" office:value="611796" calcext:value-type="float">
            <text:p>611796</text:p>
          </table:table-cell>
          <table:table-cell office:value-type="float" office:value="1548.5641" calcext:value-type="float">
            <text:p>1548.5641</text:p>
          </table:table-cell>
          <table:table-cell office:value-type="float" office:value="142098" calcext:value-type="float">
            <text:p>142098</text:p>
          </table:table-cell>
        </table:table-row>
        <table:table-row table:style-name="ro1">
          <table:table-cell office:value-type="float" office:value="62218" calcext:value-type="float">
            <text:p>62218</text:p>
          </table:table-cell>
          <table:table-cell office:value-type="float" office:value="143487" calcext:value-type="float">
            <text:p>143487</text:p>
          </table:table-cell>
          <table:table-cell office:value-type="float" office:value="5607.9053" calcext:value-type="float">
            <text:p>5607.9053</text:p>
          </table:table-cell>
          <table:table-cell office:value-type="float" office:value="629276" calcext:value-type="float">
            <text:p>629276</text:p>
          </table:table-cell>
          <table:table-cell office:value-type="float" office:value="1231.1407" calcext:value-type="float">
            <text:p>1231.1407</text:p>
          </table:table-cell>
          <table:table-cell office:value-type="float" office:value="100222" calcext:value-type="float">
            <text:p>100222</text:p>
          </table:table-cell>
        </table:table-row>
        <table:table-row table:style-name="ro1">
          <table:table-cell office:value-type="float" office:value="236220" calcext:value-type="float">
            <text:p>236220</text:p>
          </table:table-cell>
          <table:table-cell office:value-type="float" office:value="343469" calcext:value-type="float">
            <text:p>343469</text:p>
          </table:table-cell>
          <table:table-cell office:value-type="float" office:value="3648.9927" calcext:value-type="float">
            <text:p>3648.9927</text:p>
          </table:table-cell>
          <table:table-cell office:value-type="float" office:value="430318" calcext:value-type="float">
            <text:p>430318</text:p>
          </table:table-cell>
          <table:table-cell office:value-type="float" office:value="1244.5259" calcext:value-type="float">
            <text:p>1244.5259</text:p>
          </table:table-cell>
          <table:table-cell office:value-type="float" office:value="106171" calcext:value-type="float">
            <text:p>106171</text:p>
          </table:table-cell>
        </table:table-row>
        <table:table-row table:style-name="ro1">
          <table:table-cell office:value-type="float" office:value="505094" calcext:value-type="float">
            <text:p>505094</text:p>
          </table:table-cell>
          <table:table-cell office:value-type="float" office:value="130426" calcext:value-type="float">
            <text:p>130426</text:p>
          </table:table-cell>
          <table:table-cell office:value-type="float" office:value="5270.961" calcext:value-type="float">
            <text:p>5270.961</text:p>
          </table:table-cell>
          <table:table-cell office:value-type="float" office:value="591985" calcext:value-type="float">
            <text:p>591985</text:p>
          </table:table-cell>
          <table:table-cell office:value-type="float" office:value="1027.2971" calcext:value-type="float">
            <text:p>1027.2971</text:p>
          </table:table-cell>
          <table:table-cell office:value-type="float" office:value="78256" calcext:value-type="float">
            <text:p>78256</text:p>
          </table:table-cell>
        </table:table-row>
        <table:table-row table:style-name="ro1">
          <table:table-cell office:value-type="float" office:value="16528" calcext:value-type="float">
            <text:p>16528</text:p>
          </table:table-cell>
          <table:table-cell office:value-type="float" office:value="13568" calcext:value-type="float">
            <text:p>13568</text:p>
          </table:table-cell>
          <table:table-cell office:value-type="float" office:value="4713.539" calcext:value-type="float">
            <text:p>4713.539</text:p>
          </table:table-cell>
          <table:table-cell office:value-type="float" office:value="524465" calcext:value-type="float">
            <text:p>524465</text:p>
          </table:table-cell>
          <table:table-cell office:value-type="float" office:value="1009.7647" calcext:value-type="float">
            <text:p>1009.7647</text:p>
          </table:table-cell>
          <table:table-cell office:value-type="float" office:value="72385" calcext:value-type="float">
            <text:p>72385</text:p>
          </table:table-cell>
        </table:table-row>
        <table:table-row table:style-name="ro1">
          <table:table-cell office:value-type="float" office:value="327888" calcext:value-type="float">
            <text:p>327888</text:p>
          </table:table-cell>
          <table:table-cell office:value-type="float" office:value="315093" calcext:value-type="float">
            <text:p>315093</text:p>
          </table:table-cell>
          <table:table-cell office:value-type="float" office:value="4993.4277" calcext:value-type="float">
            <text:p>4993.4277</text:p>
          </table:table-cell>
          <table:table-cell office:value-type="float" office:value="546326" calcext:value-type="float">
            <text:p>546326</text:p>
          </table:table-cell>
          <table:table-cell office:value-type="float" office:value="1187.8115" calcext:value-type="float">
            <text:p>1187.8115</text:p>
          </table:table-cell>
          <table:table-cell office:value-type="float" office:value="101110" calcext:value-type="float">
            <text:p>101110</text:p>
          </table:table-cell>
        </table:table-row>
        <table:table-row table:style-name="ro1">
          <table:table-cell office:value-type="float" office:value="517923" calcext:value-type="float">
            <text:p>517923</text:p>
          </table:table-cell>
          <table:table-cell office:value-type="float" office:value="581769" calcext:value-type="float">
            <text:p>581769</text:p>
          </table:table-cell>
          <table:table-cell office:value-type="float" office:value="5046.051" calcext:value-type="float">
            <text:p>5046.051</text:p>
          </table:table-cell>
          <table:table-cell office:value-type="float" office:value="569510" calcext:value-type="float">
            <text:p>569510</text:p>
          </table:table-cell>
          <table:table-cell office:value-type="float" office:value="1189.2373" calcext:value-type="float">
            <text:p>1189.2373</text:p>
          </table:table-cell>
          <table:table-cell office:value-type="float" office:value="102845" calcext:value-type="float">
            <text:p>102845</text:p>
          </table:table-cell>
        </table:table-row>
        <table:table-row table:style-name="ro1">
          <table:table-cell office:value-type="float" office:value="296303" calcext:value-type="float">
            <text:p>296303</text:p>
          </table:table-cell>
          <table:table-cell office:value-type="float" office:value="404430" calcext:value-type="float">
            <text:p>404430</text:p>
          </table:table-cell>
          <table:table-cell office:value-type="float" office:value="4307.978" calcext:value-type="float">
            <text:p>4307.978</text:p>
          </table:table-cell>
          <table:table-cell office:value-type="float" office:value="493997" calcext:value-type="float">
            <text:p>493997</text:p>
          </table:table-cell>
          <table:table-cell office:value-type="float" office:value="1632.4117" calcext:value-type="float">
            <text:p>1632.4117</text:p>
          </table:table-cell>
          <table:table-cell office:value-type="float" office:value="147865" calcext:value-type="float">
            <text:p>147865</text:p>
          </table:table-cell>
        </table:table-row>
        <table:table-row table:style-name="ro1">
          <table:table-cell office:value-type="float" office:value="273336" calcext:value-type="float">
            <text:p>273336</text:p>
          </table:table-cell>
          <table:table-cell office:value-type="float" office:value="424894" calcext:value-type="float">
            <text:p>424894</text:p>
          </table:table-cell>
          <table:table-cell office:value-type="float" office:value="3465.7307" calcext:value-type="float">
            <text:p>3465.7307</text:p>
          </table:table-cell>
          <table:table-cell office:value-type="float" office:value="410351" calcext:value-type="float">
            <text:p>410351</text:p>
          </table:table-cell>
          <table:table-cell office:value-type="float" office:value="1352.0917" calcext:value-type="float">
            <text:p>1352.0917</text:p>
          </table:table-cell>
          <table:table-cell office:value-type="float" office:value="115844" calcext:value-type="float">
            <text:p>115844</text:p>
          </table:table-cell>
        </table:table-row>
        <table:table-row table:style-name="ro1">
          <table:table-cell office:value-type="float" office:value="285776" calcext:value-type="float">
            <text:p>285776</text:p>
          </table:table-cell>
          <table:table-cell office:value-type="float" office:value="186027" calcext:value-type="float">
            <text:p>186027</text:p>
          </table:table-cell>
          <table:table-cell office:value-type="float" office:value="4081.6228" calcext:value-type="float">
            <text:p>4081.6228</text:p>
          </table:table-cell>
          <table:table-cell office:value-type="float" office:value="483818" calcext:value-type="float">
            <text:p>483818</text:p>
          </table:table-cell>
          <table:table-cell office:value-type="float" office:value="1061.3674" calcext:value-type="float">
            <text:p>1061.3674</text:p>
          </table:table-cell>
          <table:table-cell office:value-type="float" office:value="87731" calcext:value-type="float">
            <text:p>87731</text:p>
          </table:table-cell>
        </table:table-row>
        <table:table-row table:style-name="ro1">
          <table:table-cell office:value-type="float" office:value="516468" calcext:value-type="float">
            <text:p>516468</text:p>
          </table:table-cell>
          <table:table-cell office:value-type="float" office:value="267946" calcext:value-type="float">
            <text:p>267946</text:p>
          </table:table-cell>
          <table:table-cell office:value-type="float" office:value="4465.7954" calcext:value-type="float">
            <text:p>4465.7954</text:p>
          </table:table-cell>
          <table:table-cell office:value-type="float" office:value="508579" calcext:value-type="float">
            <text:p>508579</text:p>
          </table:table-cell>
          <table:table-cell office:value-type="float" office:value="1669.1925" calcext:value-type="float">
            <text:p>1669.1925</text:p>
          </table:table-cell>
          <table:table-cell office:value-type="float" office:value="155578" calcext:value-type="float">
            <text:p>155578</text:p>
          </table:table-cell>
        </table:table-row>
        <table:table-row table:style-name="ro1">
          <table:table-cell office:value-type="float" office:value="562199" calcext:value-type="float">
            <text:p>562199</text:p>
          </table:table-cell>
          <table:table-cell office:value-type="float" office:value="26414" calcext:value-type="float">
            <text:p>26414</text:p>
          </table:table-cell>
          <table:table-cell office:value-type="float" office:value="5175.461" calcext:value-type="float">
            <text:p>5175.461</text:p>
          </table:table-cell>
          <table:table-cell office:value-type="float" office:value="603918" calcext:value-type="float">
            <text:p>603918</text:p>
          </table:table-cell>
          <table:table-cell office:value-type="float" office:value="1278.0238" calcext:value-type="float">
            <text:p>1278.0238</text:p>
          </table:table-cell>
          <table:table-cell office:value-type="float" office:value="108535" calcext:value-type="float">
            <text:p>108535</text:p>
          </table:table-cell>
        </table:table-row>
        <table:table-row table:style-name="ro1">
          <table:table-cell office:value-type="float" office:value="476811" calcext:value-type="float">
            <text:p>476811</text:p>
          </table:table-cell>
          <table:table-cell office:value-type="float" office:value="7482" calcext:value-type="float">
            <text:p>7482</text:p>
          </table:table-cell>
          <table:table-cell office:value-type="float" office:value="3882.1587" calcext:value-type="float">
            <text:p>3882.1587</text:p>
          </table:table-cell>
          <table:table-cell office:value-type="float" office:value="421691" calcext:value-type="float">
            <text:p>421691</text:p>
          </table:table-cell>
          <table:table-cell office:value-type="float" office:value="1233.625" calcext:value-type="float">
            <text:p>1233.625</text:p>
          </table:table-cell>
          <table:table-cell office:value-type="float" office:value="107342" calcext:value-type="float">
            <text:p>107342</text:p>
          </table:table-cell>
        </table:table-row>
        <table:table-row table:style-name="ro1">
          <table:table-cell office:value-type="float" office:value="660349" calcext:value-type="float">
            <text:p>660349</text:p>
          </table:table-cell>
          <table:table-cell office:value-type="float" office:value="583253" calcext:value-type="float">
            <text:p>583253</text:p>
          </table:table-cell>
          <table:table-cell office:value-type="float" office:value="3502.9727" calcext:value-type="float">
            <text:p>3502.9727</text:p>
          </table:table-cell>
          <table:table-cell office:value-type="float" office:value="419242" calcext:value-type="float">
            <text:p>419242</text:p>
          </table:table-cell>
          <table:table-cell office:value-type="float" office:value="1964.2139" calcext:value-type="float">
            <text:p>1964.2139</text:p>
          </table:table-cell>
          <table:table-cell office:value-type="float" office:value="181510" calcext:value-type="float">
            <text:p>181510</text:p>
          </table:table-cell>
        </table:table-row>
        <table:table-row table:style-name="ro1">
          <table:table-cell office:value-type="float" office:value="387264" calcext:value-type="float">
            <text:p>387264</text:p>
          </table:table-cell>
          <table:table-cell office:value-type="float" office:value="562086" calcext:value-type="float">
            <text:p>562086</text:p>
          </table:table-cell>
          <table:table-cell office:value-type="float" office:value="5937.9775" calcext:value-type="float">
            <text:p>5937.9775</text:p>
          </table:table-cell>
          <table:table-cell office:value-type="float" office:value="617461" calcext:value-type="float">
            <text:p>617461</text:p>
          </table:table-cell>
          <table:table-cell office:value-type="float" office:value="1363.6498" calcext:value-type="float">
            <text:p>1363.6498</text:p>
          </table:table-cell>
          <table:table-cell office:value-type="float" office:value="120844" calcext:value-type="float">
            <text:p>120844</text:p>
          </table:table-cell>
        </table:table-row>
        <table:table-row table:style-name="ro1">
          <table:table-cell office:value-type="float" office:value="147530" calcext:value-type="float">
            <text:p>147530</text:p>
          </table:table-cell>
          <table:table-cell office:value-type="float" office:value="398937" calcext:value-type="float">
            <text:p>398937</text:p>
          </table:table-cell>
          <table:table-cell office:value-type="float" office:value="5465.4585" calcext:value-type="float">
            <text:p>5465.4585</text:p>
          </table:table-cell>
          <table:table-cell office:value-type="float" office:value="632260" calcext:value-type="float">
            <text:p>632260</text:p>
          </table:table-cell>
          <table:table-cell office:value-type="float" office:value="1504.1364" calcext:value-type="float">
            <text:p>1504.1364</text:p>
          </table:table-cell>
          <table:table-cell office:value-type="float" office:value="131539" calcext:value-type="float">
            <text:p>131539</text:p>
          </table:table-cell>
        </table:table-row>
        <table:table-row table:style-name="ro1">
          <table:table-cell office:value-type="float" office:value="34904" calcext:value-type="float">
            <text:p>34904</text:p>
          </table:table-cell>
          <table:table-cell office:value-type="float" office:value="165820" calcext:value-type="float">
            <text:p>165820</text:p>
          </table:table-cell>
          <table:table-cell office:value-type="float" office:value="5053.9663" calcext:value-type="float">
            <text:p>5053.9663</text:p>
          </table:table-cell>
          <table:table-cell office:value-type="float" office:value="592617" calcext:value-type="float">
            <text:p>592617</text:p>
          </table:table-cell>
          <table:table-cell office:value-type="float" office:value="1617.5317" calcext:value-type="float">
            <text:p>1617.5317</text:p>
          </table:table-cell>
          <table:table-cell office:value-type="float" office:value="149990" calcext:value-type="float">
            <text:p>149990</text:p>
          </table:table-cell>
        </table:table-row>
        <table:table-row table:style-name="ro1">
          <table:table-cell office:value-type="float" office:value="383431" calcext:value-type="float">
            <text:p>383431</text:p>
          </table:table-cell>
          <table:table-cell office:value-type="float" office:value="618102" calcext:value-type="float">
            <text:p>618102</text:p>
          </table:table-cell>
          <table:table-cell office:value-type="float" office:value="3919.3699" calcext:value-type="float">
            <text:p>3919.3699</text:p>
          </table:table-cell>
          <table:table-cell office:value-type="float" office:value="452515" calcext:value-type="float">
            <text:p>452515</text:p>
          </table:table-cell>
          <table:table-cell office:value-type="float" office:value="2256.6428" calcext:value-type="float">
            <text:p>2256.6428</text:p>
          </table:table-cell>
          <table:table-cell office:value-type="float" office:value="220794" calcext:value-type="float">
            <text:p>220794</text:p>
          </table:table-cell>
        </table:table-row>
        <table:table-row table:style-name="ro1">
          <table:table-cell office:value-type="float" office:value="431864" calcext:value-type="float">
            <text:p>431864</text:p>
          </table:table-cell>
          <table:table-cell office:value-type="float" office:value="562161" calcext:value-type="float">
            <text:p>562161</text:p>
          </table:table-cell>
          <table:table-cell office:value-type="float" office:value="3801.4802" calcext:value-type="float">
            <text:p>3801.4802</text:p>
          </table:table-cell>
          <table:table-cell office:value-type="float" office:value="430327" calcext:value-type="float">
            <text:p>430327</text:p>
          </table:table-cell>
          <table:table-cell office:value-type="float" office:value="1361.3313" calcext:value-type="float">
            <text:p>1361.3313</text:p>
          </table:table-cell>
          <table:table-cell office:value-type="float" office:value="115909" calcext:value-type="float">
            <text:p>115909</text:p>
          </table:table-cell>
        </table:table-row>
        <table:table-row table:style-name="ro1">
          <table:table-cell office:value-type="float" office:value="48987" calcext:value-type="float">
            <text:p>48987</text:p>
          </table:table-cell>
          <table:table-cell office:value-type="float" office:value="52295" calcext:value-type="float">
            <text:p>52295</text:p>
          </table:table-cell>
          <table:table-cell office:value-type="float" office:value="3943.7893" calcext:value-type="float">
            <text:p>3943.7893</text:p>
          </table:table-cell>
          <table:table-cell office:value-type="float" office:value="448641" calcext:value-type="float">
            <text:p>448641</text:p>
          </table:table-cell>
          <table:table-cell office:value-type="float" office:value="1586.1293" calcext:value-type="float">
            <text:p>1586.1293</text:p>
          </table:table-cell>
          <table:table-cell office:value-type="float" office:value="143214" calcext:value-type="float">
            <text:p>143214</text:p>
          </table:table-cell>
        </table:table-row>
        <table:table-row table:style-name="ro1">
          <table:table-cell office:value-type="float" office:value="596178" calcext:value-type="float">
            <text:p>596178</text:p>
          </table:table-cell>
          <table:table-cell office:value-type="float" office:value="110014" calcext:value-type="float">
            <text:p>110014</text:p>
          </table:table-cell>
          <table:table-cell office:value-type="float" office:value="4680.73" calcext:value-type="float">
            <text:p>4680.73</text:p>
          </table:table-cell>
          <table:table-cell office:value-type="float" office:value="541448" calcext:value-type="float">
            <text:p>541448</text:p>
          </table:table-cell>
          <table:table-cell office:value-type="float" office:value="1321.535" calcext:value-type="float">
            <text:p>1321.535</text:p>
          </table:table-cell>
          <table:table-cell office:value-type="float" office:value="116046" calcext:value-type="float">
            <text:p>116046</text:p>
          </table:table-cell>
        </table:table-row>
        <table:table-row table:style-name="ro1">
          <table:table-cell office:value-type="float" office:value="570272" calcext:value-type="float">
            <text:p>570272</text:p>
          </table:table-cell>
          <table:table-cell office:value-type="float" office:value="105624" calcext:value-type="float">
            <text:p>105624</text:p>
          </table:table-cell>
          <table:table-cell office:value-type="float" office:value="3854.4211" calcext:value-type="float">
            <text:p>3854.4211</text:p>
          </table:table-cell>
          <table:table-cell office:value-type="float" office:value="468597" calcext:value-type="float">
            <text:p>468597</text:p>
          </table:table-cell>
          <table:table-cell office:value-type="float" office:value="1553.3683" calcext:value-type="float">
            <text:p>1553.3683</text:p>
          </table:table-cell>
          <table:table-cell office:value-type="float" office:value="141428" calcext:value-type="float">
            <text:p>141428</text:p>
          </table:table-cell>
        </table:table-row>
        <table:table-row table:style-name="ro1">
          <table:table-cell office:value-type="float" office:value="18861" calcext:value-type="float">
            <text:p>18861</text:p>
          </table:table-cell>
          <table:table-cell office:value-type="float" office:value="170017" calcext:value-type="float">
            <text:p>170017</text:p>
          </table:table-cell>
          <table:table-cell office:value-type="float" office:value="3659.0115" calcext:value-type="float">
            <text:p>3659.0115</text:p>
          </table:table-cell>
          <table:table-cell office:value-type="float" office:value="402800" calcext:value-type="float">
            <text:p>402800</text:p>
          </table:table-cell>
          <table:table-cell office:value-type="float" office:value="1574.9598" calcext:value-type="float">
            <text:p>1574.9598</text:p>
          </table:table-cell>
          <table:table-cell office:value-type="float" office:value="145715" calcext:value-type="float">
            <text:p>145715</text:p>
          </table:table-cell>
        </table:table-row>
        <table:table-row table:style-name="ro1">
          <table:table-cell office:value-type="float" office:value="88905" calcext:value-type="float">
            <text:p>88905</text:p>
          </table:table-cell>
          <table:table-cell office:value-type="float" office:value="89928" calcext:value-type="float">
            <text:p>89928</text:p>
          </table:table-cell>
          <table:table-cell office:value-type="float" office:value="5269.9087" calcext:value-type="float">
            <text:p>5269.9087</text:p>
          </table:table-cell>
          <table:table-cell office:value-type="float" office:value="568939" calcext:value-type="float">
            <text:p>568939</text:p>
          </table:table-cell>
          <table:table-cell office:value-type="float" office:value="1243.8132" calcext:value-type="float">
            <text:p>1243.8132</text:p>
          </table:table-cell>
          <table:table-cell office:value-type="float" office:value="107658" calcext:value-type="float">
            <text:p>107658</text:p>
          </table:table-cell>
        </table:table-row>
        <table:table-row table:style-name="ro1">
          <table:table-cell office:value-type="float" office:value="377126" calcext:value-type="float">
            <text:p>377126</text:p>
          </table:table-cell>
          <table:table-cell office:value-type="float" office:value="215994" calcext:value-type="float">
            <text:p>215994</text:p>
          </table:table-cell>
          <table:table-cell office:value-type="float" office:value="4885.7607" calcext:value-type="float">
            <text:p>4885.7607</text:p>
          </table:table-cell>
          <table:table-cell office:value-type="float" office:value="559041" calcext:value-type="float">
            <text:p>559041</text:p>
          </table:table-cell>
          <table:table-cell office:value-type="float" office:value="1314.9781" calcext:value-type="float">
            <text:p>1314.9781</text:p>
          </table:table-cell>
          <table:table-cell office:value-type="float" office:value="115382" calcext:value-type="float">
            <text:p>115382</text:p>
          </table:table-cell>
        </table:table-row>
        <table:table-row table:style-name="ro1">
          <table:table-cell office:value-type="float" office:value="618426" calcext:value-type="float">
            <text:p>618426</text:p>
          </table:table-cell>
          <table:table-cell office:value-type="float" office:value="43553" calcext:value-type="float">
            <text:p>43553</text:p>
          </table:table-cell>
          <table:table-cell office:value-type="float" office:value="5562.657" calcext:value-type="float">
            <text:p>5562.657</text:p>
          </table:table-cell>
          <table:table-cell office:value-type="float" office:value="601464" calcext:value-type="float">
            <text:p>601464</text:p>
          </table:table-cell>
          <table:table-cell office:value-type="float" office:value="921.4239" calcext:value-type="float">
            <text:p>921.4239</text:p>
          </table:table-cell>
          <table:table-cell office:value-type="float" office:value="69603" calcext:value-type="float">
            <text:p>69603</text:p>
          </table:table-cell>
        </table:table-row>
        <table:table-row table:style-name="ro1">
          <table:table-cell office:value-type="float" office:value="202497" calcext:value-type="float">
            <text:p>202497</text:p>
          </table:table-cell>
          <table:table-cell office:value-type="float" office:value="45118" calcext:value-type="float">
            <text:p>45118</text:p>
          </table:table-cell>
          <table:table-cell office:value-type="float" office:value="5372.4937" calcext:value-type="float">
            <text:p>5372.4937</text:p>
          </table:table-cell>
          <table:table-cell office:value-type="float" office:value="601506" calcext:value-type="float">
            <text:p>601506</text:p>
          </table:table-cell>
          <table:table-cell office:value-type="float" office:value="1161.5427" calcext:value-type="float">
            <text:p>1161.5427</text:p>
          </table:table-cell>
          <table:table-cell office:value-type="float" office:value="94934" calcext:value-type="float">
            <text:p>94934</text:p>
          </table:table-cell>
        </table:table-row>
        <table:table-row table:style-name="ro1">
          <table:table-cell office:value-type="float" office:value="427445" calcext:value-type="float">
            <text:p>427445</text:p>
          </table:table-cell>
          <table:table-cell office:value-type="float" office:value="190623" calcext:value-type="float">
            <text:p>190623</text:p>
          </table:table-cell>
          <table:table-cell office:value-type="float" office:value="4098.2153" calcext:value-type="float">
            <text:p>4098.2153</text:p>
          </table:table-cell>
          <table:table-cell office:value-type="float" office:value="455826" calcext:value-type="float">
            <text:p>455826</text:p>
          </table:table-cell>
          <table:table-cell office:value-type="float" office:value="1102.528" calcext:value-type="float">
            <text:p>1102.528</text:p>
          </table:table-cell>
          <table:table-cell office:value-type="float" office:value="90312" calcext:value-type="float">
            <text:p>90312</text:p>
          </table:table-cell>
        </table:table-row>
        <table:table-row table:style-name="ro1">
          <table:table-cell office:value-type="float" office:value="562560" calcext:value-type="float">
            <text:p>562560</text:p>
          </table:table-cell>
          <table:table-cell office:value-type="float" office:value="488353" calcext:value-type="float">
            <text:p>488353</text:p>
          </table:table-cell>
          <table:table-cell office:value-type="float" office:value="3745.4443" calcext:value-type="float">
            <text:p>3745.4443</text:p>
          </table:table-cell>
          <table:table-cell office:value-type="float" office:value="437541" calcext:value-type="float">
            <text:p>437541</text:p>
          </table:table-cell>
          <table:table-cell office:value-type="float" office:value="1499.7236" calcext:value-type="float">
            <text:p>1499.7236</text:p>
          </table:table-cell>
          <table:table-cell office:value-type="float" office:value="136784" calcext:value-type="float">
            <text:p>136784</text:p>
          </table:table-cell>
        </table:table-row>
        <table:table-row table:style-name="ro1">
          <table:table-cell office:value-type="float" office:value="101315" calcext:value-type="float">
            <text:p>101315</text:p>
          </table:table-cell>
          <table:table-cell office:value-type="float" office:value="207279" calcext:value-type="float">
            <text:p>207279</text:p>
          </table:table-cell>
          <table:table-cell office:value-type="float" office:value="4619.689" calcext:value-type="float">
            <text:p>4619.689</text:p>
          </table:table-cell>
          <table:table-cell office:value-type="float" office:value="505963" calcext:value-type="float">
            <text:p>505963</text:p>
          </table:table-cell>
          <table:table-cell office:value-type="float" office:value="1602.483" calcext:value-type="float">
            <text:p>1602.483</text:p>
          </table:table-cell>
          <table:table-cell office:value-type="float" office:value="151034" calcext:value-type="float">
            <text:p>151034</text:p>
          </table:table-cell>
        </table:table-row>
        <table:table-row table:style-name="ro1">
          <table:table-cell office:value-type="float" office:value="198712" calcext:value-type="float">
            <text:p>198712</text:p>
          </table:table-cell>
          <table:table-cell office:value-type="float" office:value="456229" calcext:value-type="float">
            <text:p>456229</text:p>
          </table:table-cell>
          <table:table-cell office:value-type="float" office:value="4473.434" calcext:value-type="float">
            <text:p>4473.434</text:p>
          </table:table-cell>
          <table:table-cell office:value-type="float" office:value="492519" calcext:value-type="float">
            <text:p>492519</text:p>
          </table:table-cell>
          <table:table-cell office:value-type="float" office:value="1104.0726" calcext:value-type="float">
            <text:p>1104.0726</text:p>
          </table:table-cell>
          <table:table-cell office:value-type="float" office:value="90736" calcext:value-type="float">
            <text:p>90736</text:p>
          </table:table-cell>
        </table:table-row>
        <table:table-row table:style-name="ro1">
          <table:table-cell office:value-type="float" office:value="598558" calcext:value-type="float">
            <text:p>598558</text:p>
          </table:table-cell>
          <table:table-cell office:value-type="float" office:value="111824" calcext:value-type="float">
            <text:p>111824</text:p>
          </table:table-cell>
          <table:table-cell office:value-type="float" office:value="3941.7454" calcext:value-type="float">
            <text:p>3941.7454</text:p>
          </table:table-cell>
          <table:table-cell office:value-type="float" office:value="462396" calcext:value-type="float">
            <text:p>462396</text:p>
          </table:table-cell>
          <table:table-cell office:value-type="float" office:value="1556.1133" calcext:value-type="float">
            <text:p>1556.1133</text:p>
          </table:table-cell>
          <table:table-cell office:value-type="float" office:value="141802" calcext:value-type="float">
            <text:p>141802</text:p>
          </table:table-cell>
        </table:table-row>
        <table:table-row table:style-name="ro1">
          <table:table-cell office:value-type="float" office:value="488309" calcext:value-type="float">
            <text:p>488309</text:p>
          </table:table-cell>
          <table:table-cell office:value-type="float" office:value="615592" calcext:value-type="float">
            <text:p>615592</text:p>
          </table:table-cell>
          <table:table-cell office:value-type="float" office:value="3198.6143" calcext:value-type="float">
            <text:p>3198.6143</text:p>
          </table:table-cell>
          <table:table-cell office:value-type="float" office:value="336249" calcext:value-type="float">
            <text:p>336249</text:p>
          </table:table-cell>
          <table:table-cell office:value-type="float" office:value="1653.1337" calcext:value-type="float">
            <text:p>1653.1337</text:p>
          </table:table-cell>
          <table:table-cell office:value-type="float" office:value="134551" calcext:value-type="float">
            <text:p>134551</text:p>
          </table:table-cell>
        </table:table-row>
        <table:table-row table:style-name="ro1">
          <table:table-cell office:value-type="float" office:value="155398" calcext:value-type="float">
            <text:p>155398</text:p>
          </table:table-cell>
          <table:table-cell office:value-type="float" office:value="178642" calcext:value-type="float">
            <text:p>178642</text:p>
          </table:table-cell>
          <table:table-cell office:value-type="float" office:value="3579.2603" calcext:value-type="float">
            <text:p>3579.2603</text:p>
          </table:table-cell>
          <table:table-cell office:value-type="float" office:value="414337" calcext:value-type="float">
            <text:p>414337</text:p>
          </table:table-cell>
          <table:table-cell office:value-type="float" office:value="1621.0468" calcext:value-type="float">
            <text:p>1621.0468</text:p>
          </table:table-cell>
          <table:table-cell office:value-type="float" office:value="148135" calcext:value-type="float">
            <text:p>148135</text:p>
          </table:table-cell>
        </table:table-row>
        <table:table-row table:style-name="ro1">
          <table:table-cell office:value-type="float" office:value="494280" calcext:value-type="float">
            <text:p>494280</text:p>
          </table:table-cell>
          <table:table-cell office:value-type="float" office:value="49630" calcext:value-type="float">
            <text:p>49630</text:p>
          </table:table-cell>
          <table:table-cell office:value-type="float" office:value="4990.2236" calcext:value-type="float">
            <text:p>4990.2236</text:p>
          </table:table-cell>
          <table:table-cell office:value-type="float" office:value="587196" calcext:value-type="float">
            <text:p>587196</text:p>
          </table:table-cell>
          <table:table-cell office:value-type="float" office:value="1973.9806" calcext:value-type="float">
            <text:p>1973.9806</text:p>
          </table:table-cell>
          <table:table-cell office:value-type="float" office:value="192943" calcext:value-type="float">
            <text:p>192943</text:p>
          </table:table-cell>
        </table:table-row>
        <table:table-row table:style-name="ro1">
          <table:table-cell office:value-type="float" office:value="75506" calcext:value-type="float">
            <text:p>75506</text:p>
          </table:table-cell>
          <table:table-cell office:value-type="float" office:value="562862" calcext:value-type="float">
            <text:p>562862</text:p>
          </table:table-cell>
          <table:table-cell office:value-type="float" office:value="4167.847" calcext:value-type="float">
            <text:p>4167.847</text:p>
          </table:table-cell>
          <table:table-cell office:value-type="float" office:value="481212" calcext:value-type="float">
            <text:p>481212</text:p>
          </table:table-cell>
          <table:table-cell office:value-type="float" office:value="1201.9954" calcext:value-type="float">
            <text:p>1201.9954</text:p>
          </table:table-cell>
          <table:table-cell office:value-type="float" office:value="102206" calcext:value-type="float">
            <text:p>102206</text:p>
          </table:table-cell>
        </table:table-row>
        <table:table-row table:style-name="ro1">
          <table:table-cell office:value-type="float" office:value="618455" calcext:value-type="float">
            <text:p>618455</text:p>
          </table:table-cell>
          <table:table-cell office:value-type="float" office:value="120484" calcext:value-type="float">
            <text:p>120484</text:p>
          </table:table-cell>
          <table:table-cell office:value-type="float" office:value="5469.311" calcext:value-type="float">
            <text:p>5469.311</text:p>
          </table:table-cell>
          <table:table-cell office:value-type="float" office:value="631576" calcext:value-type="float">
            <text:p>631576</text:p>
          </table:table-cell>
          <table:table-cell office:value-type="float" office:value="1669.9049" calcext:value-type="float">
            <text:p>1669.9049</text:p>
          </table:table-cell>
          <table:table-cell office:value-type="float" office:value="147795" calcext:value-type="float">
            <text:p>147795</text:p>
          </table:table-cell>
        </table:table-row>
        <table:table-row table:style-name="ro1">
          <table:table-cell office:value-type="float" office:value="453891" calcext:value-type="float">
            <text:p>453891</text:p>
          </table:table-cell>
          <table:table-cell office:value-type="float" office:value="577891" calcext:value-type="float">
            <text:p>577891</text:p>
          </table:table-cell>
          <table:table-cell office:value-type="float" office:value="4132.615" calcext:value-type="float">
            <text:p>4132.615</text:p>
          </table:table-cell>
          <table:table-cell office:value-type="float" office:value="483973" calcext:value-type="float">
            <text:p>483973</text:p>
          </table:table-cell>
          <table:table-cell office:value-type="float" office:value="1466.1052" calcext:value-type="float">
            <text:p>1466.1052</text:p>
          </table:table-cell>
          <table:table-cell office:value-type="float" office:value="129247" calcext:value-type="float">
            <text:p>129247</text:p>
          </table:table-cell>
        </table:table-row>
        <table:table-row table:style-name="ro1">
          <table:table-cell office:value-type="float" office:value="191897" calcext:value-type="float">
            <text:p>191897</text:p>
          </table:table-cell>
          <table:table-cell office:value-type="float" office:value="103237" calcext:value-type="float">
            <text:p>103237</text:p>
          </table:table-cell>
          <table:table-cell office:value-type="float" office:value="5763.6343" calcext:value-type="float">
            <text:p>5763.6343</text:p>
          </table:table-cell>
          <table:table-cell office:value-type="float" office:value="648154" calcext:value-type="float">
            <text:p>648154</text:p>
          </table:table-cell>
          <table:table-cell office:value-type="float" office:value="1472.5116" calcext:value-type="float">
            <text:p>1472.5116</text:p>
          </table:table-cell>
          <table:table-cell office:value-type="float" office:value="132094" calcext:value-type="float">
            <text:p>132094</text:p>
          </table:table-cell>
        </table:table-row>
        <table:table-row table:style-name="ro1">
          <table:table-cell office:value-type="float" office:value="451935" calcext:value-type="float">
            <text:p>451935</text:p>
          </table:table-cell>
          <table:table-cell office:value-type="float" office:value="122014" calcext:value-type="float">
            <text:p>122014</text:p>
          </table:table-cell>
          <table:table-cell office:value-type="float" office:value="5192.892" calcext:value-type="float">
            <text:p>5192.892</text:p>
          </table:table-cell>
          <table:table-cell office:value-type="float" office:value="575465" calcext:value-type="float">
            <text:p>575465</text:p>
          </table:table-cell>
          <table:table-cell office:value-type="float" office:value="970.3139" calcext:value-type="float">
            <text:p>970.3139</text:p>
          </table:table-cell>
          <table:table-cell office:value-type="float" office:value="77343" calcext:value-type="float">
            <text:p>77343</text:p>
          </table:table-cell>
        </table:table-row>
        <table:table-row table:style-name="ro1">
          <table:table-cell office:value-type="float" office:value="574493" calcext:value-type="float">
            <text:p>574493</text:p>
          </table:table-cell>
          <table:table-cell office:value-type="float" office:value="405494" calcext:value-type="float">
            <text:p>405494</text:p>
          </table:table-cell>
          <table:table-cell office:value-type="float" office:value="4889.124" calcext:value-type="float">
            <text:p>4889.124</text:p>
          </table:table-cell>
          <table:table-cell office:value-type="float" office:value="516213" calcext:value-type="float">
            <text:p>516213</text:p>
          </table:table-cell>
          <table:table-cell office:value-type="float" office:value="1141.5552" calcext:value-type="float">
            <text:p>1141.5552</text:p>
          </table:table-cell>
          <table:table-cell office:value-type="float" office:value="90146" calcext:value-type="float">
            <text:p>90146</text:p>
          </table:table-cell>
        </table:table-row>
        <table:table-row table:style-name="ro1">
          <table:table-cell office:value-type="float" office:value="175858" calcext:value-type="float">
            <text:p>175858</text:p>
          </table:table-cell>
          <table:table-cell office:value-type="float" office:value="329822" calcext:value-type="float">
            <text:p>329822</text:p>
          </table:table-cell>
          <table:table-cell office:value-type="float" office:value="4230.2427" calcext:value-type="float">
            <text:p>4230.2427</text:p>
          </table:table-cell>
          <table:table-cell office:value-type="float" office:value="467309" calcext:value-type="float">
            <text:p>467309</text:p>
          </table:table-cell>
          <table:table-cell office:value-type="float" office:value="1085.3986" calcext:value-type="float">
            <text:p>1085.3986</text:p>
          </table:table-cell>
          <table:table-cell office:value-type="float" office:value="90948" calcext:value-type="float">
            <text:p>90948</text:p>
          </table:table-cell>
        </table:table-row>
        <table:table-row table:style-name="ro1">
          <table:table-cell office:value-type="float" office:value="658877" calcext:value-type="float">
            <text:p>658877</text:p>
          </table:table-cell>
          <table:table-cell office:value-type="float" office:value="367345" calcext:value-type="float">
            <text:p>367345</text:p>
          </table:table-cell>
          <table:table-cell office:value-type="float" office:value="5361.8564" calcext:value-type="float">
            <text:p>5361.8564</text:p>
          </table:table-cell>
          <table:table-cell office:value-type="float" office:value="627802" calcext:value-type="float">
            <text:p>627802</text:p>
          </table:table-cell>
          <table:table-cell office:value-type="float" office:value="1448.4536" calcext:value-type="float">
            <text:p>1448.4536</text:p>
          </table:table-cell>
          <table:table-cell office:value-type="float" office:value="130663" calcext:value-type="float">
            <text:p>130663</text:p>
          </table:table-cell>
        </table:table-row>
        <table:table-row table:style-name="ro1">
          <table:table-cell office:value-type="float" office:value="274360" calcext:value-type="float">
            <text:p>274360</text:p>
          </table:table-cell>
          <table:table-cell office:value-type="float" office:value="233253" calcext:value-type="float">
            <text:p>233253</text:p>
          </table:table-cell>
          <table:table-cell office:value-type="float" office:value="4079.6885" calcext:value-type="float">
            <text:p>4079.6885</text:p>
          </table:table-cell>
          <table:table-cell office:value-type="float" office:value="456556" calcext:value-type="float">
            <text:p>456556</text:p>
          </table:table-cell>
          <table:table-cell office:value-type="float" office:value="1404.1708" calcext:value-type="float">
            <text:p>1404.1708</text:p>
          </table:table-cell>
          <table:table-cell office:value-type="float" office:value="125645" calcext:value-type="float">
            <text:p>125645</text:p>
          </table:table-cell>
        </table:table-row>
        <table:table-row table:style-name="ro1">
          <table:table-cell office:value-type="float" office:value="658233" calcext:value-type="float">
            <text:p>658233</text:p>
          </table:table-cell>
          <table:table-cell office:value-type="float" office:value="207231" calcext:value-type="float">
            <text:p>207231</text:p>
          </table:table-cell>
          <table:table-cell office:value-type="float" office:value="4844.9263" calcext:value-type="float">
            <text:p>4844.9263</text:p>
          </table:table-cell>
          <table:table-cell office:value-type="float" office:value="533746" calcext:value-type="float">
            <text:p>533746</text:p>
          </table:table-cell>
          <table:table-cell office:value-type="float" office:value="1097.3229" calcext:value-type="float">
            <text:p>1097.3229</text:p>
          </table:table-cell>
          <table:table-cell office:value-type="float" office:value="87038" calcext:value-type="float">
            <text:p>87038</text:p>
          </table:table-cell>
        </table:table-row>
        <table:table-row table:style-name="ro1">
          <table:table-cell office:value-type="float" office:value="395746" calcext:value-type="float">
            <text:p>395746</text:p>
          </table:table-cell>
          <table:table-cell office:value-type="float" office:value="483100" calcext:value-type="float">
            <text:p>483100</text:p>
          </table:table-cell>
          <table:table-cell office:value-type="float" office:value="3730.01" calcext:value-type="float">
            <text:p>3730.01</text:p>
          </table:table-cell>
          <table:table-cell office:value-type="float" office:value="435967" calcext:value-type="float">
            <text:p>435967</text:p>
          </table:table-cell>
          <table:table-cell office:value-type="float" office:value="1846.6711" calcext:value-type="float">
            <text:p>1846.6711</text:p>
          </table:table-cell>
          <table:table-cell office:value-type="float" office:value="177101" calcext:value-type="float">
            <text:p>177101</text:p>
          </table:table-cell>
        </table:table-row>
        <table:table-row table:style-name="ro1">
          <table:table-cell office:value-type="float" office:value="256107" calcext:value-type="float">
            <text:p>256107</text:p>
          </table:table-cell>
          <table:table-cell office:value-type="float" office:value="168739" calcext:value-type="float">
            <text:p>168739</text:p>
          </table:table-cell>
          <table:table-cell office:value-type="float" office:value="5075.0977" calcext:value-type="float">
            <text:p>5075.0977</text:p>
          </table:table-cell>
          <table:table-cell office:value-type="float" office:value="585141" calcext:value-type="float">
            <text:p>585141</text:p>
          </table:table-cell>
          <table:table-cell office:value-type="float" office:value="887.71277" calcext:value-type="float">
            <text:p>887.71277</text:p>
          </table:table-cell>
          <table:table-cell office:value-type="float" office:value="69174" calcext:value-type="float">
            <text:p>69174</text:p>
          </table:table-cell>
        </table:table-row>
        <table:table-row table:style-name="ro1">
          <table:table-cell office:value-type="float" office:value="94792" calcext:value-type="float">
            <text:p>94792</text:p>
          </table:table-cell>
          <table:table-cell office:value-type="float" office:value="627818" calcext:value-type="float">
            <text:p>627818</text:p>
          </table:table-cell>
          <table:table-cell office:value-type="float" office:value="3893.0972" calcext:value-type="float">
            <text:p>3893.0972</text:p>
          </table:table-cell>
          <table:table-cell office:value-type="float" office:value="437946" calcext:value-type="float">
            <text:p>437946</text:p>
          </table:table-cell>
          <table:table-cell office:value-type="float" office:value="1367.4448" calcext:value-type="float">
            <text:p>1367.4448</text:p>
          </table:table-cell>
          <table:table-cell office:value-type="float" office:value="123692" calcext:value-type="float">
            <text:p>123692</text:p>
          </table:table-cell>
        </table:table-row>
        <table:table-row table:style-name="ro1">
          <table:table-cell office:value-type="float" office:value="77818" calcext:value-type="float">
            <text:p>77818</text:p>
          </table:table-cell>
          <table:table-cell office:value-type="float" office:value="151645" calcext:value-type="float">
            <text:p>151645</text:p>
          </table:table-cell>
          <table:table-cell office:value-type="float" office:value="5209.8696" calcext:value-type="float">
            <text:p>5209.8696</text:p>
          </table:table-cell>
          <table:table-cell office:value-type="float" office:value="596269" calcext:value-type="float">
            <text:p>596269</text:p>
          </table:table-cell>
          <table:table-cell office:value-type="float" office:value="915.79663" calcext:value-type="float">
            <text:p>915.79663</text:p>
          </table:table-cell>
          <table:table-cell office:value-type="float" office:value="67385" calcext:value-type="float">
            <text:p>67385</text:p>
          </table:table-cell>
        </table:table-row>
        <table:table-row table:style-name="ro1">
          <table:table-cell office:value-type="float" office:value="574644" calcext:value-type="float">
            <text:p>574644</text:p>
          </table:table-cell>
          <table:table-cell office:value-type="float" office:value="381948" calcext:value-type="float">
            <text:p>381948</text:p>
          </table:table-cell>
          <table:table-cell office:value-type="float" office:value="4836.2334" calcext:value-type="float">
            <text:p>4836.2334</text:p>
          </table:table-cell>
          <table:table-cell office:value-type="float" office:value="542390" calcext:value-type="float">
            <text:p>542390</text:p>
          </table:table-cell>
          <table:table-cell office:value-type="float" office:value="1263.6808" calcext:value-type="float">
            <text:p>1263.6808</text:p>
          </table:table-cell>
          <table:table-cell office:value-type="float" office:value="108322" calcext:value-type="float">
            <text:p>108322</text:p>
          </table:table-cell>
        </table:table-row>
        <table:table-row table:style-name="ro1">
          <table:table-cell office:value-type="float" office:value="633329" calcext:value-type="float">
            <text:p>633329</text:p>
          </table:table-cell>
          <table:table-cell office:value-type="float" office:value="164855" calcext:value-type="float">
            <text:p>164855</text:p>
          </table:table-cell>
          <table:table-cell office:value-type="float" office:value="5766.397" calcext:value-type="float">
            <text:p>5766.397</text:p>
          </table:table-cell>
          <table:table-cell office:value-type="float" office:value="632343" calcext:value-type="float">
            <text:p>632343</text:p>
          </table:table-cell>
          <table:table-cell office:value-type="float" office:value="1765.6924" calcext:value-type="float">
            <text:p>1765.6924</text:p>
          </table:table-cell>
          <table:table-cell office:value-type="float" office:value="167192" calcext:value-type="float">
            <text:p>167192</text:p>
          </table:table-cell>
        </table:table-row>
        <table:table-row table:style-name="ro1">
          <table:table-cell office:value-type="float" office:value="543066" calcext:value-type="float">
            <text:p>543066</text:p>
          </table:table-cell>
          <table:table-cell office:value-type="float" office:value="470984" calcext:value-type="float">
            <text:p>470984</text:p>
          </table:table-cell>
          <table:table-cell office:value-type="float" office:value="3604.1511" calcext:value-type="float">
            <text:p>3604.1511</text:p>
          </table:table-cell>
          <table:table-cell office:value-type="float" office:value="412206" calcext:value-type="float">
            <text:p>412206</text:p>
          </table:table-cell>
          <table:table-cell office:value-type="float" office:value="1361.6936" calcext:value-type="float">
            <text:p>1361.6936</text:p>
          </table:table-cell>
          <table:table-cell office:value-type="float" office:value="119333" calcext:value-type="float">
            <text:p>119333</text:p>
          </table:table-cell>
        </table:table-row>
        <table:table-row table:style-name="ro1">
          <table:table-cell office:value-type="float" office:value="151056" calcext:value-type="float">
            <text:p>151056</text:p>
          </table:table-cell>
          <table:table-cell office:value-type="float" office:value="57448" calcext:value-type="float">
            <text:p>57448</text:p>
          </table:table-cell>
          <table:table-cell office:value-type="float" office:value="4554.944" calcext:value-type="float">
            <text:p>4554.944</text:p>
          </table:table-cell>
          <table:table-cell office:value-type="float" office:value="525491" calcext:value-type="float">
            <text:p>525491</text:p>
          </table:table-cell>
          <table:table-cell office:value-type="float" office:value="1142.994" calcext:value-type="float">
            <text:p>1142.994</text:p>
          </table:table-cell>
          <table:table-cell office:value-type="float" office:value="90744" calcext:value-type="float">
            <text:p>90744</text:p>
          </table:table-cell>
        </table:table-row>
        <table:table-row table:style-name="ro1">
          <table:table-cell office:value-type="float" office:value="258682" calcext:value-type="float">
            <text:p>258682</text:p>
          </table:table-cell>
          <table:table-cell office:value-type="float" office:value="51945" calcext:value-type="float">
            <text:p>51945</text:p>
          </table:table-cell>
          <table:table-cell office:value-type="float" office:value="3179.9219" calcext:value-type="float">
            <text:p>3179.9219</text:p>
          </table:table-cell>
          <table:table-cell office:value-type="float" office:value="345657" calcext:value-type="float">
            <text:p>345657</text:p>
          </table:table-cell>
          <table:table-cell office:value-type="float" office:value="1033.3289" calcext:value-type="float">
            <text:p>1033.3289</text:p>
          </table:table-cell>
          <table:table-cell office:value-type="float" office:value="83016" calcext:value-type="float">
            <text:p>83016</text:p>
          </table:table-cell>
        </table:table-row>
        <table:table-row table:style-name="ro1">
          <table:table-cell office:value-type="float" office:value="26270" calcext:value-type="float">
            <text:p>26270</text:p>
          </table:table-cell>
          <table:table-cell office:value-type="float" office:value="438215" calcext:value-type="float">
            <text:p>438215</text:p>
          </table:table-cell>
          <table:table-cell office:value-type="float" office:value="3541.091" calcext:value-type="float">
            <text:p>3541.091</text:p>
          </table:table-cell>
          <table:table-cell office:value-type="float" office:value="412566" calcext:value-type="float">
            <text:p>412566</text:p>
          </table:table-cell>
          <table:table-cell office:value-type="float" office:value="1423.7921" calcext:value-type="float">
            <text:p>1423.7921</text:p>
          </table:table-cell>
          <table:table-cell office:value-type="float" office:value="128312" calcext:value-type="float">
            <text:p>128312</text:p>
          </table:table-cell>
        </table:table-row>
        <table:table-row table:style-name="ro1">
          <table:table-cell office:value-type="float" office:value="397013" calcext:value-type="float">
            <text:p>397013</text:p>
          </table:table-cell>
          <table:table-cell office:value-type="float" office:value="163005" calcext:value-type="float">
            <text:p>163005</text:p>
          </table:table-cell>
          <table:table-cell office:value-type="float" office:value="4004.9272" calcext:value-type="float">
            <text:p>4004.9272</text:p>
          </table:table-cell>
          <table:table-cell office:value-type="float" office:value="465410" calcext:value-type="float">
            <text:p>465410</text:p>
          </table:table-cell>
          <table:table-cell office:value-type="float" office:value="1719.9052" calcext:value-type="float">
            <text:p>1719.9052</text:p>
          </table:table-cell>
          <table:table-cell office:value-type="float" office:value="158750" calcext:value-type="float">
            <text:p>158750</text:p>
          </table:table-cell>
        </table:table-row>
        <table:table-row table:style-name="ro1">
          <table:table-cell office:value-type="float" office:value="574382" calcext:value-type="float">
            <text:p>574382</text:p>
          </table:table-cell>
          <table:table-cell office:value-type="float" office:value="22020" calcext:value-type="float">
            <text:p>22020</text:p>
          </table:table-cell>
          <table:table-cell office:value-type="float" office:value="5152.551" calcext:value-type="float">
            <text:p>5152.551</text:p>
          </table:table-cell>
          <table:table-cell office:value-type="float" office:value="601511" calcext:value-type="float">
            <text:p>601511</text:p>
          </table:table-cell>
          <table:table-cell office:value-type="float" office:value="1284.9027" calcext:value-type="float">
            <text:p>1284.9027</text:p>
          </table:table-cell>
          <table:table-cell office:value-type="float" office:value="115309" calcext:value-type="float">
            <text:p>115309</text:p>
          </table:table-cell>
        </table:table-row>
        <table:table-row table:style-name="ro1">
          <table:table-cell office:value-type="float" office:value="234769" calcext:value-type="float">
            <text:p>234769</text:p>
          </table:table-cell>
          <table:table-cell office:value-type="float" office:value="220436" calcext:value-type="float">
            <text:p>220436</text:p>
          </table:table-cell>
          <table:table-cell office:value-type="float" office:value="4444.7085" calcext:value-type="float">
            <text:p>4444.7085</text:p>
          </table:table-cell>
          <table:table-cell office:value-type="float" office:value="501137" calcext:value-type="float">
            <text:p>501137</text:p>
          </table:table-cell>
          <table:table-cell office:value-type="float" office:value="1068.6687" calcext:value-type="float">
            <text:p>1068.6687</text:p>
          </table:table-cell>
          <table:table-cell office:value-type="float" office:value="90754" calcext:value-type="float">
            <text:p>90754</text:p>
          </table:table-cell>
        </table:table-row>
        <table:table-row table:style-name="ro1">
          <table:table-cell office:value-type="float" office:value="501075" calcext:value-type="float">
            <text:p>501075</text:p>
          </table:table-cell>
          <table:table-cell office:value-type="float" office:value="19461" calcext:value-type="float">
            <text:p>19461</text:p>
          </table:table-cell>
          <table:table-cell office:value-type="float" office:value="5306.1045" calcext:value-type="float">
            <text:p>5306.1045</text:p>
          </table:table-cell>
          <table:table-cell office:value-type="float" office:value="604565" calcext:value-type="float">
            <text:p>604565</text:p>
          </table:table-cell>
          <table:table-cell office:value-type="float" office:value="1676.8578" calcext:value-type="float">
            <text:p>1676.8578</text:p>
          </table:table-cell>
          <table:table-cell office:value-type="float" office:value="154915" calcext:value-type="float">
            <text:p>154915</text:p>
          </table:table-cell>
        </table:table-row>
        <table:table-row table:style-name="ro1">
          <table:table-cell office:value-type="float" office:value="388310" calcext:value-type="float">
            <text:p>388310</text:p>
          </table:table-cell>
          <table:table-cell office:value-type="float" office:value="144564" calcext:value-type="float">
            <text:p>144564</text:p>
          </table:table-cell>
          <table:table-cell office:value-type="float" office:value="4771.7075" calcext:value-type="float">
            <text:p>4771.7075</text:p>
          </table:table-cell>
          <table:table-cell office:value-type="float" office:value="521601" calcext:value-type="float">
            <text:p>521601</text:p>
          </table:table-cell>
          <table:table-cell office:value-type="float" office:value="1730.4373" calcext:value-type="float">
            <text:p>1730.4373</text:p>
          </table:table-cell>
          <table:table-cell office:value-type="float" office:value="162712" calcext:value-type="float">
            <text:p>162712</text:p>
          </table:table-cell>
        </table:table-row>
        <table:table-row table:style-name="ro1">
          <table:table-cell office:value-type="float" office:value="197842" calcext:value-type="float">
            <text:p>197842</text:p>
          </table:table-cell>
          <table:table-cell office:value-type="float" office:value="349969" calcext:value-type="float">
            <text:p>349969</text:p>
          </table:table-cell>
          <table:table-cell office:value-type="float" office:value="4238.712" calcext:value-type="float">
            <text:p>4238.712</text:p>
          </table:table-cell>
          <table:table-cell office:value-type="float" office:value="481777" calcext:value-type="float">
            <text:p>481777</text:p>
          </table:table-cell>
          <table:table-cell office:value-type="float" office:value="1207.3956" calcext:value-type="float">
            <text:p>1207.3956</text:p>
          </table:table-cell>
          <table:table-cell office:value-type="float" office:value="99594" calcext:value-type="float">
            <text:p>99594</text:p>
          </table:table-cell>
        </table:table-row>
        <table:table-row table:style-name="ro1">
          <table:table-cell office:value-type="float" office:value="441686" calcext:value-type="float">
            <text:p>441686</text:p>
          </table:table-cell>
          <table:table-cell office:value-type="float" office:value="524569" calcext:value-type="float">
            <text:p>524569</text:p>
          </table:table-cell>
          <table:table-cell office:value-type="float" office:value="4645.305" calcext:value-type="float">
            <text:p>4645.305</text:p>
          </table:table-cell>
          <table:table-cell office:value-type="float" office:value="546814" calcext:value-type="float">
            <text:p>546814</text:p>
          </table:table-cell>
          <table:table-cell office:value-type="float" office:value="1119.563" calcext:value-type="float">
            <text:p>1119.563</text:p>
          </table:table-cell>
          <table:table-cell office:value-type="float" office:value="88739" calcext:value-type="float">
            <text:p>88739</text:p>
          </table:table-cell>
        </table:table-row>
        <table:table-row table:style-name="ro1">
          <table:table-cell office:value-type="float" office:value="661388" calcext:value-type="float">
            <text:p>661388</text:p>
          </table:table-cell>
          <table:table-cell office:value-type="float" office:value="355026" calcext:value-type="float">
            <text:p>355026</text:p>
          </table:table-cell>
          <table:table-cell office:value-type="float" office:value="3963.8997" calcext:value-type="float">
            <text:p>3963.8997</text:p>
          </table:table-cell>
          <table:table-cell office:value-type="float" office:value="461646" calcext:value-type="float">
            <text:p>461646</text:p>
          </table:table-cell>
          <table:table-cell office:value-type="float" office:value="1386.6101" calcext:value-type="float">
            <text:p>1386.6101</text:p>
          </table:table-cell>
          <table:table-cell office:value-type="float" office:value="118619" calcext:value-type="float">
            <text:p>118619</text:p>
          </table:table-cell>
        </table:table-row>
        <table:table-row table:style-name="ro1">
          <table:table-cell office:value-type="float" office:value="270561" calcext:value-type="float">
            <text:p>270561</text:p>
          </table:table-cell>
          <table:table-cell office:value-type="float" office:value="514230" calcext:value-type="float">
            <text:p>514230</text:p>
          </table:table-cell>
          <table:table-cell office:value-type="float" office:value="5234.2686" calcext:value-type="float">
            <text:p>5234.2686</text:p>
          </table:table-cell>
          <table:table-cell office:value-type="float" office:value="593197" calcext:value-type="float">
            <text:p>593197</text:p>
          </table:table-cell>
          <table:table-cell office:value-type="float" office:value="1211.5474" calcext:value-type="float">
            <text:p>1211.5474</text:p>
          </table:table-cell>
          <table:table-cell office:value-type="float" office:value="103239" calcext:value-type="float">
            <text:p>103239</text:p>
          </table:table-cell>
        </table:table-row>
        <table:table-row table:style-name="ro1">
          <table:table-cell office:value-type="float" office:value="154180" calcext:value-type="float">
            <text:p>154180</text:p>
          </table:table-cell>
          <table:table-cell office:value-type="float" office:value="241792" calcext:value-type="float">
            <text:p>241792</text:p>
          </table:table-cell>
          <table:table-cell office:value-type="float" office:value="5888.083" calcext:value-type="float">
            <text:p>5888.083</text:p>
          </table:table-cell>
          <table:table-cell office:value-type="float" office:value="641585" calcext:value-type="float">
            <text:p>641585</text:p>
          </table:table-cell>
          <table:table-cell office:value-type="float" office:value="1183.5714" calcext:value-type="float">
            <text:p>1183.5714</text:p>
          </table:table-cell>
          <table:table-cell office:value-type="float" office:value="101175" calcext:value-type="float">
            <text:p>101175</text:p>
          </table:table-cell>
        </table:table-row>
        <table:table-row table:style-name="ro1">
          <table:table-cell office:value-type="float" office:value="312026" calcext:value-type="float">
            <text:p>312026</text:p>
          </table:table-cell>
          <table:table-cell office:value-type="float" office:value="658698" calcext:value-type="float">
            <text:p>658698</text:p>
          </table:table-cell>
          <table:table-cell office:value-type="float" office:value="4103.459" calcext:value-type="float">
            <text:p>4103.459</text:p>
          </table:table-cell>
          <table:table-cell office:value-type="float" office:value="457846" calcext:value-type="float">
            <text:p>457846</text:p>
          </table:table-cell>
          <table:table-cell office:value-type="float" office:value="1667.4882" calcext:value-type="float">
            <text:p>1667.4882</text:p>
          </table:table-cell>
          <table:table-cell office:value-type="float" office:value="158523" calcext:value-type="float">
            <text:p>158523</text:p>
          </table:table-cell>
        </table:table-row>
        <table:table-row table:style-name="ro1">
          <table:table-cell office:value-type="float" office:value="124161" calcext:value-type="float">
            <text:p>124161</text:p>
          </table:table-cell>
          <table:table-cell office:value-type="float" office:value="199683" calcext:value-type="float">
            <text:p>199683</text:p>
          </table:table-cell>
          <table:table-cell office:value-type="float" office:value="4606.982" calcext:value-type="float">
            <text:p>4606.982</text:p>
          </table:table-cell>
          <table:table-cell office:value-type="float" office:value="542395" calcext:value-type="float">
            <text:p>542395</text:p>
          </table:table-cell>
          <table:table-cell office:value-type="float" office:value="1475.5985" calcext:value-type="float">
            <text:p>1475.5985</text:p>
          </table:table-cell>
          <table:table-cell office:value-type="float" office:value="128021" calcext:value-type="float">
            <text:p>128021</text:p>
          </table:table-cell>
        </table:table-row>
        <table:table-row table:style-name="ro1">
          <table:table-cell office:value-type="float" office:value="232436" calcext:value-type="float">
            <text:p>232436</text:p>
          </table:table-cell>
          <table:table-cell office:value-type="float" office:value="55547" calcext:value-type="float">
            <text:p>55547</text:p>
          </table:table-cell>
          <table:table-cell office:value-type="float" office:value="4972.255" calcext:value-type="float">
            <text:p>4972.255</text:p>
          </table:table-cell>
          <table:table-cell office:value-type="float" office:value="531264" calcext:value-type="float">
            <text:p>531264</text:p>
          </table:table-cell>
          <table:table-cell office:value-type="float" office:value="1206.3639" calcext:value-type="float">
            <text:p>1206.3639</text:p>
          </table:table-cell>
          <table:table-cell office:value-type="float" office:value="96647" calcext:value-type="float">
            <text:p>96647</text:p>
          </table:table-cell>
        </table:table-row>
        <table:table-row table:style-name="ro1">
          <table:table-cell office:value-type="float" office:value="25678" calcext:value-type="float">
            <text:p>25678</text:p>
          </table:table-cell>
          <table:table-cell office:value-type="float" office:value="287973" calcext:value-type="float">
            <text:p>287973</text:p>
          </table:table-cell>
          <table:table-cell office:value-type="float" office:value="3670.0164" calcext:value-type="float">
            <text:p>3670.0164</text:p>
          </table:table-cell>
          <table:table-cell office:value-type="float" office:value="424890" calcext:value-type="float">
            <text:p>424890</text:p>
          </table:table-cell>
          <table:table-cell office:value-type="float" office:value="1581.9619" calcext:value-type="float">
            <text:p>1581.9619</text:p>
          </table:table-cell>
          <table:table-cell office:value-type="float" office:value="144916" calcext:value-type="float">
            <text:p>144916</text:p>
          </table:table-cell>
        </table:table-row>
        <table:table-row table:style-name="ro1">
          <table:table-cell office:value-type="float" office:value="327749" calcext:value-type="float">
            <text:p>327749</text:p>
          </table:table-cell>
          <table:table-cell office:value-type="float" office:value="403822" calcext:value-type="float">
            <text:p>403822</text:p>
          </table:table-cell>
          <table:table-cell office:value-type="float" office:value="4129.178" calcext:value-type="float">
            <text:p>4129.178</text:p>
          </table:table-cell>
          <table:table-cell office:value-type="float" office:value="484310" calcext:value-type="float">
            <text:p>484310</text:p>
          </table:table-cell>
          <table:table-cell office:value-type="float" office:value="1354.4829" calcext:value-type="float">
            <text:p>1354.4829</text:p>
          </table:table-cell>
          <table:table-cell office:value-type="float" office:value="115323" calcext:value-type="float">
            <text:p>115323</text:p>
          </table:table-cell>
        </table:table-row>
        <table:table-row table:style-name="ro1">
          <table:table-cell office:value-type="float" office:value="287358" calcext:value-type="float">
            <text:p>287358</text:p>
          </table:table-cell>
          <table:table-cell office:value-type="float" office:value="258893" calcext:value-type="float">
            <text:p>258893</text:p>
          </table:table-cell>
          <table:table-cell office:value-type="float" office:value="3891.9082" calcext:value-type="float">
            <text:p>3891.9082</text:p>
          </table:table-cell>
          <table:table-cell office:value-type="float" office:value="459468" calcext:value-type="float">
            <text:p>459468</text:p>
          </table:table-cell>
          <table:table-cell office:value-type="float" office:value="5955.3647" calcext:value-type="float">
            <text:p>5955.3647</text:p>
          </table:table-cell>
          <table:table-cell office:value-type="float" office:value="648389" calcext:value-type="float">
            <text:p>648389</text:p>
          </table:table-cell>
        </table:table-row>
        <table:table-row table:style-name="ro1">
          <table:table-cell office:value-type="float" office:value="554858" calcext:value-type="float">
            <text:p>554858</text:p>
          </table:table-cell>
          <table:table-cell office:value-type="float" office:value="329746" calcext:value-type="float">
            <text:p>329746</text:p>
          </table:table-cell>
          <table:table-cell office:value-type="float" office:value="5406.817" calcext:value-type="float">
            <text:p>5406.817</text:p>
          </table:table-cell>
          <table:table-cell office:value-type="float" office:value="628356" calcext:value-type="float">
            <text:p>628356</text:p>
          </table:table-cell>
          <table:table-cell office:value-type="float" office:value="1821.0651" calcext:value-type="float">
            <text:p>1821.0651</text:p>
          </table:table-cell>
          <table:table-cell office:value-type="float" office:value="175643" calcext:value-type="float">
            <text:p>175643</text:p>
          </table:table-cell>
        </table:table-row>
        <table:table-row table:style-name="ro1">
          <table:table-cell office:value-type="float" office:value="388373" calcext:value-type="float">
            <text:p>388373</text:p>
          </table:table-cell>
          <table:table-cell office:value-type="float" office:value="372431" calcext:value-type="float">
            <text:p>372431</text:p>
          </table:table-cell>
          <table:table-cell office:value-type="float" office:value="5323.3394" calcext:value-type="float">
            <text:p>5323.3394</text:p>
          </table:table-cell>
          <table:table-cell office:value-type="float" office:value="612917" calcext:value-type="float">
            <text:p>612917</text:p>
          </table:table-cell>
          <table:table-cell office:value-type="float" office:value="1723.1084" calcext:value-type="float">
            <text:p>1723.1084</text:p>
          </table:table-cell>
          <table:table-cell office:value-type="float" office:value="158256" calcext:value-type="float">
            <text:p>158256</text:p>
          </table:table-cell>
        </table:table-row>
        <table:table-row table:style-name="ro1">
          <table:table-cell office:value-type="float" office:value="511898" calcext:value-type="float">
            <text:p>511898</text:p>
          </table:table-cell>
          <table:table-cell office:value-type="float" office:value="182654" calcext:value-type="float">
            <text:p>182654</text:p>
          </table:table-cell>
          <table:table-cell office:value-type="float" office:value="4904.6963" calcext:value-type="float">
            <text:p>4904.6963</text:p>
          </table:table-cell>
          <table:table-cell office:value-type="float" office:value="555174" calcext:value-type="float">
            <text:p>555174</text:p>
          </table:table-cell>
          <table:table-cell office:value-type="float" office:value="1216.8857" calcext:value-type="float">
            <text:p>1216.8857</text:p>
          </table:table-cell>
          <table:table-cell office:value-type="float" office:value="102503" calcext:value-type="float">
            <text:p>102503</text:p>
          </table:table-cell>
        </table:table-row>
        <table:table-row table:style-name="ro1">
          <table:table-cell office:value-type="float" office:value="476457" calcext:value-type="float">
            <text:p>476457</text:p>
          </table:table-cell>
          <table:table-cell office:value-type="float" office:value="425618" calcext:value-type="float">
            <text:p>425618</text:p>
          </table:table-cell>
          <table:table-cell office:value-type="float" office:value="3883.3135" calcext:value-type="float">
            <text:p>3883.3135</text:p>
          </table:table-cell>
          <table:table-cell office:value-type="float" office:value="434573" calcext:value-type="float">
            <text:p>434573</text:p>
          </table:table-cell>
          <table:table-cell office:value-type="float" office:value="1039.4808" calcext:value-type="float">
            <text:p>1039.4808</text:p>
          </table:table-cell>
          <table:table-cell office:value-type="float" office:value="86352" calcext:value-type="float">
            <text:p>86352</text:p>
          </table:table-cell>
        </table:table-row>
        <table:table-row table:style-name="ro1">
          <table:table-cell office:value-type="float" office:value="143852" calcext:value-type="float">
            <text:p>143852</text:p>
          </table:table-cell>
          <table:table-cell office:value-type="float" office:value="226096" calcext:value-type="float">
            <text:p>226096</text:p>
          </table:table-cell>
          <table:table-cell office:value-type="float" office:value="3506.839" calcext:value-type="float">
            <text:p>3506.839</text:p>
          </table:table-cell>
          <table:table-cell office:value-type="float" office:value="375255" calcext:value-type="float">
            <text:p>375255</text:p>
          </table:table-cell>
          <table:table-cell office:value-type="float" office:value="1537.5919" calcext:value-type="float">
            <text:p>1537.5919</text:p>
          </table:table-cell>
          <table:table-cell office:value-type="float" office:value="126068" calcext:value-type="float">
            <text:p>126068</text:p>
          </table:table-cell>
        </table:table-row>
        <table:table-row table:style-name="ro1">
          <table:table-cell office:value-type="float" office:value="323371" calcext:value-type="float">
            <text:p>323371</text:p>
          </table:table-cell>
          <table:table-cell office:value-type="float" office:value="304473" calcext:value-type="float">
            <text:p>304473</text:p>
          </table:table-cell>
          <table:table-cell office:value-type="float" office:value="3898.4363" calcext:value-type="float">
            <text:p>3898.4363</text:p>
          </table:table-cell>
          <table:table-cell office:value-type="float" office:value="432141" calcext:value-type="float">
            <text:p>432141</text:p>
          </table:table-cell>
          <table:table-cell office:value-type="float" office:value="1438.4277" calcext:value-type="float">
            <text:p>1438.4277</text:p>
          </table:table-cell>
          <table:table-cell office:value-type="float" office:value="131843" calcext:value-type="float">
            <text:p>131843</text:p>
          </table:table-cell>
        </table:table-row>
        <table:table-row table:style-name="ro1">
          <table:table-cell office:value-type="float" office:value="73275" calcext:value-type="float">
            <text:p>73275</text:p>
          </table:table-cell>
          <table:table-cell office:value-type="float" office:value="69929" calcext:value-type="float">
            <text:p>69929</text:p>
          </table:table-cell>
          <table:table-cell office:value-type="float" office:value="5248.5586" calcext:value-type="float">
            <text:p>5248.5586</text:p>
          </table:table-cell>
          <table:table-cell office:value-type="float" office:value="600417" calcext:value-type="float">
            <text:p>600417</text:p>
          </table:table-cell>
          <table:table-cell office:value-type="float" office:value="875.55524" calcext:value-type="float">
            <text:p>875.55524</text:p>
          </table:table-cell>
          <table:table-cell office:value-type="float" office:value="63927" calcext:value-type="float">
            <text:p>63927</text:p>
          </table:table-cell>
        </table:table-row>
        <table:table-row table:style-name="ro1">
          <table:table-cell office:value-type="float" office:value="109008" calcext:value-type="float">
            <text:p>109008</text:p>
          </table:table-cell>
          <table:table-cell office:value-type="float" office:value="295709" calcext:value-type="float">
            <text:p>295709</text:p>
          </table:table-cell>
          <table:table-cell office:value-type="float" office:value="4746.258" calcext:value-type="float">
            <text:p>4746.258</text:p>
          </table:table-cell>
          <table:table-cell office:value-type="float" office:value="563050" calcext:value-type="float">
            <text:p>563050</text:p>
          </table:table-cell>
          <table:table-cell office:value-type="float" office:value="1244.1742" calcext:value-type="float">
            <text:p>1244.1742</text:p>
          </table:table-cell>
          <table:table-cell office:value-type="float" office:value="105773" calcext:value-type="float">
            <text:p>105773</text:p>
          </table:table-cell>
        </table:table-row>
        <table:table-row table:style-name="ro1">
          <table:table-cell office:value-type="float" office:value="595934" calcext:value-type="float">
            <text:p>595934</text:p>
          </table:table-cell>
          <table:table-cell office:value-type="float" office:value="37751" calcext:value-type="float">
            <text:p>37751</text:p>
          </table:table-cell>
          <table:table-cell office:value-type="float" office:value="4748.657" calcext:value-type="float">
            <text:p>4748.657</text:p>
          </table:table-cell>
          <table:table-cell office:value-type="float" office:value="535343" calcext:value-type="float">
            <text:p>535343</text:p>
          </table:table-cell>
          <table:table-cell office:value-type="float" office:value="1065.8873" calcext:value-type="float">
            <text:p>1065.8873</text:p>
          </table:table-cell>
          <table:table-cell office:value-type="float" office:value="83793" calcext:value-type="float">
            <text:p>83793</text:p>
          </table:table-cell>
        </table:table-row>
        <table:table-row table:style-name="ro1">
          <table:table-cell office:value-type="float" office:value="221246" calcext:value-type="float">
            <text:p>221246</text:p>
          </table:table-cell>
          <table:table-cell office:value-type="float" office:value="420839" calcext:value-type="float">
            <text:p>420839</text:p>
          </table:table-cell>
          <table:table-cell office:value-type="float" office:value="4585.912" calcext:value-type="float">
            <text:p>4585.912</text:p>
          </table:table-cell>
          <table:table-cell office:value-type="float" office:value="508170" calcext:value-type="float">
            <text:p>508170</text:p>
          </table:table-cell>
          <table:table-cell office:value-type="float" office:value="1293.1437" calcext:value-type="float">
            <text:p>1293.1437</text:p>
          </table:table-cell>
          <table:table-cell office:value-type="float" office:value="115522" calcext:value-type="float">
            <text:p>115522</text:p>
          </table:table-cell>
        </table:table-row>
        <table:table-row table:style-name="ro1">
          <table:table-cell office:value-type="float" office:value="410117" calcext:value-type="float">
            <text:p>410117</text:p>
          </table:table-cell>
          <table:table-cell office:value-type="float" office:value="179071" calcext:value-type="float">
            <text:p>179071</text:p>
          </table:table-cell>
          <table:table-cell office:value-type="float" office:value="4676.702" calcext:value-type="float">
            <text:p>4676.702</text:p>
          </table:table-cell>
          <table:table-cell office:value-type="float" office:value="531775" calcext:value-type="float">
            <text:p>531775</text:p>
          </table:table-cell>
          <table:table-cell office:value-type="float" office:value="1576.9282" calcext:value-type="float">
            <text:p>1576.9282</text:p>
          </table:table-cell>
          <table:table-cell office:value-type="float" office:value="143691" calcext:value-type="float">
            <text:p>143691</text:p>
          </table:table-cell>
        </table:table-row>
        <table:table-row table:style-name="ro1">
          <table:table-cell office:value-type="float" office:value="296851" calcext:value-type="float">
            <text:p>296851</text:p>
          </table:table-cell>
          <table:table-cell office:value-type="float" office:value="401111" calcext:value-type="float">
            <text:p>401111</text:p>
          </table:table-cell>
          <table:table-cell office:value-type="float" office:value="5233.985" calcext:value-type="float">
            <text:p>5233.985</text:p>
          </table:table-cell>
          <table:table-cell office:value-type="float" office:value="602138" calcext:value-type="float">
            <text:p>602138</text:p>
          </table:table-cell>
          <table:table-cell office:value-type="float" office:value="1170.2897" calcext:value-type="float">
            <text:p>1170.2897</text:p>
          </table:table-cell>
          <table:table-cell office:value-type="float" office:value="99932" calcext:value-type="float">
            <text:p>99932</text:p>
          </table:table-cell>
        </table:table-row>
        <table:table-row table:style-name="ro1">
          <table:table-cell office:value-type="float" office:value="566684" calcext:value-type="float">
            <text:p>566684</text:p>
          </table:table-cell>
          <table:table-cell office:value-type="float" office:value="532824" calcext:value-type="float">
            <text:p>532824</text:p>
          </table:table-cell>
          <table:table-cell office:value-type="float" office:value="5325.675" calcext:value-type="float">
            <text:p>5325.675</text:p>
          </table:table-cell>
          <table:table-cell office:value-type="float" office:value="618330" calcext:value-type="float">
            <text:p>618330</text:p>
          </table:table-cell>
          <table:table-cell office:value-type="float" office:value="1788.8823" calcext:value-type="float">
            <text:p>1788.8823</text:p>
          </table:table-cell>
          <table:table-cell office:value-type="float" office:value="171629" calcext:value-type="float">
            <text:p>171629</text:p>
          </table:table-cell>
        </table:table-row>
        <table:table-row table:style-name="ro1">
          <table:table-cell office:value-type="float" office:value="423028" calcext:value-type="float">
            <text:p>423028</text:p>
          </table:table-cell>
          <table:table-cell office:value-type="float" office:value="538648" calcext:value-type="float">
            <text:p>538648</text:p>
          </table:table-cell>
          <table:table-cell office:value-type="float" office:value="4275.7964" calcext:value-type="float">
            <text:p>4275.7964</text:p>
          </table:table-cell>
          <table:table-cell office:value-type="float" office:value="448794" calcext:value-type="float">
            <text:p>448794</text:p>
          </table:table-cell>
          <table:table-cell office:value-type="float" office:value="1225.0798" calcext:value-type="float">
            <text:p>1225.0798</text:p>
          </table:table-cell>
          <table:table-cell office:value-type="float" office:value="106068" calcext:value-type="float">
            <text:p>106068</text:p>
          </table:table-cell>
        </table:table-row>
        <table:table-row table:style-name="ro1">
          <table:table-cell office:value-type="float" office:value="15778" calcext:value-type="float">
            <text:p>15778</text:p>
          </table:table-cell>
          <table:table-cell office:value-type="float" office:value="650728" calcext:value-type="float">
            <text:p>650728</text:p>
          </table:table-cell>
          <table:table-cell office:value-type="float" office:value="5424.742" calcext:value-type="float">
            <text:p>5424.742</text:p>
          </table:table-cell>
          <table:table-cell office:value-type="float" office:value="610785" calcext:value-type="float">
            <text:p>610785</text:p>
          </table:table-cell>
          <table:table-cell office:value-type="float" office:value="1669.6271" calcext:value-type="float">
            <text:p>1669.6271</text:p>
          </table:table-cell>
          <table:table-cell office:value-type="float" office:value="156301" calcext:value-type="float">
            <text:p>156301</text:p>
          </table:table-cell>
        </table:table-row>
        <table:table-row table:style-name="ro1">
          <table:table-cell office:value-type="float" office:value="269935" calcext:value-type="float">
            <text:p>269935</text:p>
          </table:table-cell>
          <table:table-cell office:value-type="float" office:value="560255" calcext:value-type="float">
            <text:p>560255</text:p>
          </table:table-cell>
          <table:table-cell office:value-type="float" office:value="2989.6191" calcext:value-type="float">
            <text:p>2989.6191</text:p>
          </table:table-cell>
          <table:table-cell office:value-type="float" office:value="346590" calcext:value-type="float">
            <text:p>346590</text:p>
          </table:table-cell>
          <table:table-cell office:value-type="float" office:value="1343.4163" calcext:value-type="float">
            <text:p>1343.4163</text:p>
          </table:table-cell>
          <table:table-cell office:value-type="float" office:value="120800" calcext:value-type="float">
            <text:p>120800</text:p>
          </table:table-cell>
        </table:table-row>
        <table:table-row table:style-name="ro1">
          <table:table-cell office:value-type="float" office:value="458708" calcext:value-type="float">
            <text:p>458708</text:p>
          </table:table-cell>
          <table:table-cell office:value-type="float" office:value="636531" calcext:value-type="float">
            <text:p>636531</text:p>
          </table:table-cell>
          <table:table-cell office:value-type="float" office:value="3689.6125" calcext:value-type="float">
            <text:p>3689.6125</text:p>
          </table:table-cell>
          <table:table-cell office:value-type="float" office:value="412529" calcext:value-type="float">
            <text:p>412529</text:p>
          </table:table-cell>
          <table:table-cell office:value-type="float" office:value="2297.0796" calcext:value-type="float">
            <text:p>2297.0796</text:p>
          </table:table-cell>
          <table:table-cell office:value-type="float" office:value="224670" calcext:value-type="float">
            <text:p>224670</text:p>
          </table:table-cell>
        </table:table-row>
        <table:table-row table:style-name="ro1">
          <table:table-cell office:value-type="float" office:value="424393" calcext:value-type="float">
            <text:p>424393</text:p>
          </table:table-cell>
          <table:table-cell office:value-type="float" office:value="87783" calcext:value-type="float">
            <text:p>87783</text:p>
          </table:table-cell>
          <table:table-cell office:value-type="float" office:value="4675.5244" calcext:value-type="float">
            <text:p>4675.5244</text:p>
          </table:table-cell>
          <table:table-cell office:value-type="float" office:value="508040" calcext:value-type="float">
            <text:p>508040</text:p>
          </table:table-cell>
          <table:table-cell office:value-type="float" office:value="1121.0952" calcext:value-type="float">
            <text:p>1121.0952</text:p>
          </table:table-cell>
          <table:table-cell office:value-type="float" office:value="91161" calcext:value-type="float">
            <text:p>91161</text:p>
          </table:table-cell>
        </table:table-row>
        <table:table-row table:style-name="ro1">
          <table:table-cell office:value-type="float" office:value="628092" calcext:value-type="float">
            <text:p>628092</text:p>
          </table:table-cell>
          <table:table-cell office:value-type="float" office:value="587034" calcext:value-type="float">
            <text:p>587034</text:p>
          </table:table-cell>
          <table:table-cell office:value-type="float" office:value="5528.1484" calcext:value-type="float">
            <text:p>5528.1484</text:p>
          </table:table-cell>
          <table:table-cell office:value-type="float" office:value="619166" calcext:value-type="float">
            <text:p>619166</text:p>
          </table:table-cell>
          <table:table-cell office:value-type="float" office:value="1261.8794" calcext:value-type="float">
            <text:p>1261.8794</text:p>
          </table:table-cell>
          <table:table-cell office:value-type="float" office:value="106309" calcext:value-type="float">
            <text:p>106309</text:p>
          </table:table-cell>
        </table:table-row>
        <table:table-row table:style-name="ro1">
          <table:table-cell office:value-type="float" office:value="491846" calcext:value-type="float">
            <text:p>491846</text:p>
          </table:table-cell>
          <table:table-cell office:value-type="float" office:value="7042" calcext:value-type="float">
            <text:p>7042</text:p>
          </table:table-cell>
          <table:table-cell office:value-type="float" office:value="3493.259" calcext:value-type="float">
            <text:p>3493.259</text:p>
          </table:table-cell>
          <table:table-cell office:value-type="float" office:value="408690" calcext:value-type="float">
            <text:p>408690</text:p>
          </table:table-cell>
          <table:table-cell office:value-type="float" office:value="1342.6783" calcext:value-type="float">
            <text:p>1342.6783</text:p>
          </table:table-cell>
          <table:table-cell office:value-type="float" office:value="118692" calcext:value-type="float">
            <text:p>118692</text:p>
          </table:table-cell>
        </table:table-row>
        <table:table-row table:style-name="ro1">
          <table:table-cell office:value-type="float" office:value="579793" calcext:value-type="float">
            <text:p>579793</text:p>
          </table:table-cell>
          <table:table-cell office:value-type="float" office:value="10449" calcext:value-type="float">
            <text:p>10449</text:p>
          </table:table-cell>
          <table:table-cell office:value-type="float" office:value="5459.852" calcext:value-type="float">
            <text:p>5459.852</text:p>
          </table:table-cell>
          <table:table-cell office:value-type="float" office:value="603367" calcext:value-type="float">
            <text:p>603367</text:p>
          </table:table-cell>
          <table:table-cell office:value-type="float" office:value="1164.3387" calcext:value-type="float">
            <text:p>1164.3387</text:p>
          </table:table-cell>
          <table:table-cell office:value-type="float" office:value="97393" calcext:value-type="float">
            <text:p>97393</text:p>
          </table:table-cell>
        </table:table-row>
        <table:table-row table:style-name="ro1">
          <table:table-cell office:value-type="float" office:value="515511" calcext:value-type="float">
            <text:p>515511</text:p>
          </table:table-cell>
          <table:table-cell office:value-type="float" office:value="312538" calcext:value-type="float">
            <text:p>312538</text:p>
          </table:table-cell>
          <table:table-cell office:value-type="float" office:value="5793.1064" calcext:value-type="float">
            <text:p>5793.1064</text:p>
          </table:table-cell>
          <table:table-cell office:value-type="float" office:value="627593" calcext:value-type="float">
            <text:p>627593</text:p>
          </table:table-cell>
          <table:table-cell office:value-type="float" office:value="2005.1089" calcext:value-type="float">
            <text:p>2005.1089</text:p>
          </table:table-cell>
          <table:table-cell office:value-type="float" office:value="172018" calcext:value-type="float">
            <text:p>172018</text:p>
          </table:table-cell>
        </table:table-row>
        <table:table-row table:style-name="ro1">
          <table:table-cell office:value-type="float" office:value="181739" calcext:value-type="float">
            <text:p>181739</text:p>
          </table:table-cell>
          <table:table-cell office:value-type="float" office:value="90197" calcext:value-type="float">
            <text:p>90197</text:p>
          </table:table-cell>
          <table:table-cell office:value-type="float" office:value="3390.1885" calcext:value-type="float">
            <text:p>3390.1885</text:p>
          </table:table-cell>
          <table:table-cell office:value-type="float" office:value="370157" calcext:value-type="float">
            <text:p>370157</text:p>
          </table:table-cell>
          <table:table-cell office:value-type="float" office:value="1051.0317" calcext:value-type="float">
            <text:p>1051.0317</text:p>
          </table:table-cell>
          <table:table-cell office:value-type="float" office:value="88917" calcext:value-type="float">
            <text:p>88917</text:p>
          </table:table-cell>
        </table:table-row>
        <table:table-row table:style-name="ro1">
          <table:table-cell office:value-type="float" office:value="283730" calcext:value-type="float">
            <text:p>283730</text:p>
          </table:table-cell>
          <table:table-cell office:value-type="float" office:value="407627" calcext:value-type="float">
            <text:p>407627</text:p>
          </table:table-cell>
          <table:table-cell office:value-type="float" office:value="4680.7246" calcext:value-type="float">
            <text:p>4680.7246</text:p>
          </table:table-cell>
          <table:table-cell office:value-type="float" office:value="528015" calcext:value-type="float">
            <text:p>528015</text:p>
          </table:table-cell>
          <table:table-cell office:value-type="float" office:value="1062.5511" calcext:value-type="float">
            <text:p>1062.5511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float" office:value="141698" calcext:value-type="float">
            <text:p>141698</text:p>
          </table:table-cell>
          <table:table-cell office:value-type="float" office:value="447973" calcext:value-type="float">
            <text:p>447973</text:p>
          </table:table-cell>
          <table:table-cell office:value-type="float" office:value="3881.499" calcext:value-type="float">
            <text:p>3881.499</text:p>
          </table:table-cell>
          <table:table-cell office:value-type="float" office:value="443707" calcext:value-type="float">
            <text:p>443707</text:p>
          </table:table-cell>
          <table:table-cell office:value-type="float" office:value="1569.5815" calcext:value-type="float">
            <text:p>1569.5815</text:p>
          </table:table-cell>
          <table:table-cell office:value-type="float" office:value="141753" calcext:value-type="float">
            <text:p>141753</text:p>
          </table:table-cell>
        </table:table-row>
        <table:table-row table:style-name="ro1">
          <table:table-cell office:value-type="float" office:value="187156" calcext:value-type="float">
            <text:p>187156</text:p>
          </table:table-cell>
          <table:table-cell office:value-type="float" office:value="119765" calcext:value-type="float">
            <text:p>119765</text:p>
          </table:table-cell>
          <table:table-cell office:value-type="float" office:value="4349.208" calcext:value-type="float">
            <text:p>4349.208</text:p>
          </table:table-cell>
          <table:table-cell office:value-type="float" office:value="504586" calcext:value-type="float">
            <text:p>504586</text:p>
          </table:table-cell>
          <table:table-cell office:value-type="float" office:value="1430.8899" calcext:value-type="float">
            <text:p>1430.8899</text:p>
          </table:table-cell>
          <table:table-cell office:value-type="float" office:value="121223" calcext:value-type="float">
            <text:p>121223</text:p>
          </table:table-cell>
        </table:table-row>
        <table:table-row table:style-name="ro1">
          <table:table-cell office:value-type="float" office:value="196263" calcext:value-type="float">
            <text:p>196263</text:p>
          </table:table-cell>
          <table:table-cell office:value-type="float" office:value="421045" calcext:value-type="float">
            <text:p>421045</text:p>
          </table:table-cell>
          <table:table-cell office:value-type="float" office:value="4376.8037" calcext:value-type="float">
            <text:p>4376.8037</text:p>
          </table:table-cell>
          <table:table-cell office:value-type="float" office:value="481070" calcext:value-type="float">
            <text:p>481070</text:p>
          </table:table-cell>
          <table:table-cell office:value-type="float" office:value="1252.8943" calcext:value-type="float">
            <text:p>1252.8943</text:p>
          </table:table-cell>
          <table:table-cell office:value-type="float" office:value="103377" calcext:value-type="float">
            <text:p>103377</text:p>
          </table:table-cell>
        </table:table-row>
        <table:table-row table:style-name="ro1">
          <table:table-cell office:value-type="float" office:value="256585" calcext:value-type="float">
            <text:p>256585</text:p>
          </table:table-cell>
          <table:table-cell office:value-type="float" office:value="168962" calcext:value-type="float">
            <text:p>168962</text:p>
          </table:table-cell>
          <table:table-cell office:value-type="float" office:value="5457.5176" calcext:value-type="float">
            <text:p>5457.5176</text:p>
          </table:table-cell>
          <table:table-cell office:value-type="float" office:value="628759" calcext:value-type="float">
            <text:p>628759</text:p>
          </table:table-cell>
          <table:table-cell office:value-type="float" office:value="1339.7688" calcext:value-type="float">
            <text:p>1339.7688</text:p>
          </table:table-cell>
          <table:table-cell office:value-type="float" office:value="115440" calcext:value-type="float">
            <text:p>115440</text:p>
          </table:table-cell>
        </table:table-row>
        <table:table-row table:style-name="ro1">
          <table:table-cell office:value-type="float" office:value="122939" calcext:value-type="float">
            <text:p>122939</text:p>
          </table:table-cell>
          <table:table-cell office:value-type="float" office:value="61799" calcext:value-type="float">
            <text:p>61799</text:p>
          </table:table-cell>
          <table:table-cell office:value-type="float" office:value="3275.8142" calcext:value-type="float">
            <text:p>3275.8142</text:p>
          </table:table-cell>
          <table:table-cell office:value-type="float" office:value="362582" calcext:value-type="float">
            <text:p>362582</text:p>
          </table:table-cell>
          <table:table-cell office:value-type="float" office:value="1522.0417" calcext:value-type="float">
            <text:p>1522.0417</text:p>
          </table:table-cell>
          <table:table-cell office:value-type="float" office:value="137297" calcext:value-type="float">
            <text:p>137297</text:p>
          </table:table-cell>
        </table:table-row>
        <table:table-row table:style-name="ro1">
          <table:table-cell office:value-type="float" office:value="456651" calcext:value-type="float">
            <text:p>456651</text:p>
          </table:table-cell>
          <table:table-cell office:value-type="float" office:value="219687" calcext:value-type="float">
            <text:p>219687</text:p>
          </table:table-cell>
          <table:table-cell office:value-type="float" office:value="4669.2188" calcext:value-type="float">
            <text:p>4669.2188</text:p>
          </table:table-cell>
          <table:table-cell office:value-type="float" office:value="523404" calcext:value-type="float">
            <text:p>523404</text:p>
          </table:table-cell>
          <table:table-cell office:value-type="float" office:value="960.4332" calcext:value-type="float">
            <text:p>960.4332</text:p>
          </table:table-cell>
          <table:table-cell office:value-type="float" office:value="69912" calcext:value-type="float">
            <text:p>69912</text:p>
          </table:table-cell>
        </table:table-row>
        <table:table-row table:style-name="ro1">
          <table:table-cell office:value-type="float" office:value="193672" calcext:value-type="float">
            <text:p>193672</text:p>
          </table:table-cell>
          <table:table-cell office:value-type="float" office:value="220695" calcext:value-type="float">
            <text:p>220695</text:p>
          </table:table-cell>
          <table:table-cell office:value-type="float" office:value="4893.007" calcext:value-type="float">
            <text:p>4893.007</text:p>
          </table:table-cell>
          <table:table-cell office:value-type="float" office:value="557217" calcext:value-type="float">
            <text:p>557217</text:p>
          </table:table-cell>
          <table:table-cell office:value-type="float" office:value="1060.7963" calcext:value-type="float">
            <text:p>1060.7963</text:p>
          </table:table-cell>
          <table:table-cell office:value-type="float" office:value="82152" calcext:value-type="float">
            <text:p>82152</text:p>
          </table:table-cell>
        </table:table-row>
        <table:table-row table:style-name="ro1">
          <table:table-cell office:value-type="float" office:value="649129" calcext:value-type="float">
            <text:p>649129</text:p>
          </table:table-cell>
          <table:table-cell office:value-type="float" office:value="449248" calcext:value-type="float">
            <text:p>449248</text:p>
          </table:table-cell>
          <table:table-cell office:value-type="float" office:value="5638.409" calcext:value-type="float">
            <text:p>5638.409</text:p>
          </table:table-cell>
          <table:table-cell office:value-type="float" office:value="582014" calcext:value-type="float">
            <text:p>582014</text:p>
          </table:table-cell>
          <table:table-cell office:value-type="float" office:value="1083.638" calcext:value-type="float">
            <text:p>1083.638</text:p>
          </table:table-cell>
          <table:table-cell office:value-type="float" office:value="88592" calcext:value-type="float">
            <text:p>88592</text:p>
          </table:table-cell>
        </table:table-row>
        <table:table-row table:style-name="ro1">
          <table:table-cell office:value-type="float" office:value="340904" calcext:value-type="float">
            <text:p>340904</text:p>
          </table:table-cell>
          <table:table-cell office:value-type="float" office:value="39721" calcext:value-type="float">
            <text:p>39721</text:p>
          </table:table-cell>
          <table:table-cell office:value-type="float" office:value="5005.182" calcext:value-type="float">
            <text:p>5005.182</text:p>
          </table:table-cell>
          <table:table-cell office:value-type="float" office:value="583226" calcext:value-type="float">
            <text:p>583226</text:p>
          </table:table-cell>
          <table:table-cell office:value-type="float" office:value="1139.7534" calcext:value-type="float">
            <text:p>1139.7534</text:p>
          </table:table-cell>
          <table:table-cell office:value-type="float" office:value="88460" calcext:value-type="float">
            <text:p>88460</text:p>
          </table:table-cell>
        </table:table-row>
        <table:table-row table:style-name="ro1">
          <table:table-cell office:value-type="float" office:value="161655" calcext:value-type="float">
            <text:p>161655</text:p>
          </table:table-cell>
          <table:table-cell office:value-type="float" office:value="302995" calcext:value-type="float">
            <text:p>302995</text:p>
          </table:table-cell>
          <table:table-cell office:value-type="float" office:value="5552.5625" calcext:value-type="float">
            <text:p>5552.5625</text:p>
          </table:table-cell>
          <table:table-cell office:value-type="float" office:value="633587" calcext:value-type="float">
            <text:p>633587</text:p>
          </table:table-cell>
          <table:table-cell office:value-type="float" office:value="1869.1953" calcext:value-type="float">
            <text:p>1869.1953</text:p>
          </table:table-cell>
          <table:table-cell office:value-type="float" office:value="159606" calcext:value-type="float">
            <text:p>159606</text:p>
          </table:table-cell>
        </table:table-row>
        <table:table-row table:style-name="ro1">
          <table:table-cell office:value-type="float" office:value="91213" calcext:value-type="float">
            <text:p>91213</text:p>
          </table:table-cell>
          <table:table-cell office:value-type="float" office:value="115364" calcext:value-type="float">
            <text:p>115364</text:p>
          </table:table-cell>
          <table:table-cell office:value-type="float" office:value="3705.1868" calcext:value-type="float">
            <text:p>3705.1868</text:p>
          </table:table-cell>
          <table:table-cell office:value-type="float" office:value="404204" calcext:value-type="float">
            <text:p>404204</text:p>
          </table:table-cell>
          <table:table-cell office:value-type="float" office:value="1264.9042" calcext:value-type="float">
            <text:p>1264.9042</text:p>
          </table:table-cell>
          <table:table-cell office:value-type="float" office:value="106124" calcext:value-type="float">
            <text:p>106124</text:p>
          </table:table-cell>
        </table:table-row>
        <table:table-row table:style-name="ro1">
          <table:table-cell office:value-type="float" office:value="253203" calcext:value-type="float">
            <text:p>253203</text:p>
          </table:table-cell>
          <table:table-cell office:value-type="float" office:value="223889" calcext:value-type="float">
            <text:p>223889</text:p>
          </table:table-cell>
          <table:table-cell office:value-type="float" office:value="3198.167" calcext:value-type="float">
            <text:p>3198.167</text:p>
          </table:table-cell>
          <table:table-cell office:value-type="float" office:value="360600" calcext:value-type="float">
            <text:p>360600</text:p>
          </table:table-cell>
          <table:table-cell office:value-type="float" office:value="1615.2379" calcext:value-type="float">
            <text:p>1615.2379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float" office:value="377692" calcext:value-type="float">
            <text:p>377692</text:p>
          </table:table-cell>
          <table:table-cell office:value-type="float" office:value="469746" calcext:value-type="float">
            <text:p>469746</text:p>
          </table:table-cell>
          <table:table-cell office:value-type="float" office:value="5394.1333" calcext:value-type="float">
            <text:p>5394.1333</text:p>
          </table:table-cell>
          <table:table-cell office:value-type="float" office:value="604565" calcext:value-type="float">
            <text:p>604565</text:p>
          </table:table-cell>
          <table:table-cell office:value-type="float" office:value="1411.5691" calcext:value-type="float">
            <text:p>1411.5691</text:p>
          </table:table-cell>
          <table:table-cell office:value-type="float" office:value="128220" calcext:value-type="float">
            <text:p>128220</text:p>
          </table:table-cell>
        </table:table-row>
        <table:table-row table:style-name="ro1">
          <table:table-cell office:value-type="float" office:value="627444" calcext:value-type="float">
            <text:p>627444</text:p>
          </table:table-cell>
          <table:table-cell office:value-type="float" office:value="359190" calcext:value-type="float">
            <text:p>359190</text:p>
          </table:table-cell>
          <table:table-cell office:value-type="float" office:value="5526.7334" calcext:value-type="float">
            <text:p>5526.7334</text:p>
          </table:table-cell>
          <table:table-cell office:value-type="float" office:value="633786" calcext:value-type="float">
            <text:p>633786</text:p>
          </table:table-cell>
          <table:table-cell office:value-type="float" office:value="1426.6399" calcext:value-type="float">
            <text:p>1426.6399</text:p>
          </table:table-cell>
          <table:table-cell office:value-type="float" office:value="126609" calcext:value-type="float">
            <text:p>126609</text:p>
          </table:table-cell>
        </table:table-row>
        <table:table-row table:style-name="ro1">
          <table:table-cell office:value-type="float" office:value="413427" calcext:value-type="float">
            <text:p>413427</text:p>
          </table:table-cell>
          <table:table-cell office:value-type="float" office:value="248583" calcext:value-type="float">
            <text:p>248583</text:p>
          </table:table-cell>
          <table:table-cell office:value-type="float" office:value="3481.039" calcext:value-type="float">
            <text:p>3481.039</text:p>
          </table:table-cell>
          <table:table-cell office:value-type="float" office:value="423471" calcext:value-type="float">
            <text:p>423471</text:p>
          </table:table-cell>
          <table:table-cell office:value-type="float" office:value="1828.4126" calcext:value-type="float">
            <text:p>1828.4126</text:p>
          </table:table-cell>
          <table:table-cell office:value-type="float" office:value="170318" calcext:value-type="float">
            <text:p>170318</text:p>
          </table:table-cell>
        </table:table-row>
        <table:table-row table:style-name="ro1">
          <table:table-cell office:value-type="float" office:value="628461" calcext:value-type="float">
            <text:p>628461</text:p>
          </table:table-cell>
          <table:table-cell office:value-type="float" office:value="562494" calcext:value-type="float">
            <text:p>562494</text:p>
          </table:table-cell>
          <table:table-cell office:value-type="float" office:value="5712.347" calcext:value-type="float">
            <text:p>5712.347</text:p>
          </table:table-cell>
          <table:table-cell office:value-type="float" office:value="630151" calcext:value-type="float">
            <text:p>630151</text:p>
          </table:table-cell>
          <table:table-cell office:value-type="float" office:value="1701.8218" calcext:value-type="float">
            <text:p>1701.8218</text:p>
          </table:table-cell>
          <table:table-cell office:value-type="float" office:value="146066" calcext:value-type="float">
            <text:p>146066</text:p>
          </table:table-cell>
        </table:table-row>
        <table:table-row table:style-name="ro1">
          <table:table-cell office:value-type="float" office:value="121470" calcext:value-type="float">
            <text:p>121470</text:p>
          </table:table-cell>
          <table:table-cell office:value-type="float" office:value="192401" calcext:value-type="float">
            <text:p>192401</text:p>
          </table:table-cell>
          <table:table-cell office:value-type="float" office:value="4061.7024" calcext:value-type="float">
            <text:p>4061.7024</text:p>
          </table:table-cell>
          <table:table-cell office:value-type="float" office:value="472645" calcext:value-type="float">
            <text:p>472645</text:p>
          </table:table-cell>
          <table:table-cell office:value-type="float" office:value="1683.9077" calcext:value-type="float">
            <text:p>1683.9077</text:p>
          </table:table-cell>
          <table:table-cell office:value-type="float" office:value="161137" calcext:value-type="float">
            <text:p>161137</text:p>
          </table:table-cell>
        </table:table-row>
        <table:table-row table:style-name="ro1">
          <table:table-cell office:value-type="float" office:value="510092" calcext:value-type="float">
            <text:p>510092</text:p>
          </table:table-cell>
          <table:table-cell office:value-type="float" office:value="437819" calcext:value-type="float">
            <text:p>437819</text:p>
          </table:table-cell>
          <table:table-cell office:value-type="float" office:value="3899.259" calcext:value-type="float">
            <text:p>3899.259</text:p>
          </table:table-cell>
          <table:table-cell office:value-type="float" office:value="470810" calcext:value-type="float">
            <text:p>470810</text:p>
          </table:table-cell>
          <table:table-cell office:value-type="float" office:value="1349.6769" calcext:value-type="float">
            <text:p>1349.6769</text:p>
          </table:table-cell>
          <table:table-cell office:value-type="float" office:value="120929" calcext:value-type="float">
            <text:p>120929</text:p>
          </table:table-cell>
        </table:table-row>
        <table:table-row table:style-name="ro1">
          <table:table-cell office:value-type="float" office:value="183066" calcext:value-type="float">
            <text:p>183066</text:p>
          </table:table-cell>
          <table:table-cell office:value-type="float" office:value="516749" calcext:value-type="float">
            <text:p>516749</text:p>
          </table:table-cell>
          <table:table-cell office:value-type="float" office:value="5153.236" calcext:value-type="float">
            <text:p>5153.236</text:p>
          </table:table-cell>
          <table:table-cell office:value-type="float" office:value="598566" calcext:value-type="float">
            <text:p>598566</text:p>
          </table:table-cell>
          <table:table-cell office:value-type="float" office:value="1070.7622" calcext:value-type="float">
            <text:p>1070.7622</text:p>
          </table:table-cell>
          <table:table-cell office:value-type="float" office:value="83006" calcext:value-type="float">
            <text:p>83006</text:p>
          </table:table-cell>
        </table:table-row>
        <table:table-row table:style-name="ro1">
          <table:table-cell office:value-type="float" office:value="112429" calcext:value-type="float">
            <text:p>112429</text:p>
          </table:table-cell>
          <table:table-cell office:value-type="float" office:value="424042" calcext:value-type="float">
            <text:p>424042</text:p>
          </table:table-cell>
          <table:table-cell office:value-type="float" office:value="5291.377" calcext:value-type="float">
            <text:p>5291.377</text:p>
          </table:table-cell>
          <table:table-cell office:value-type="float" office:value="622055" calcext:value-type="float">
            <text:p>622055</text:p>
          </table:table-cell>
          <table:table-cell office:value-type="float" office:value="1785.2578" calcext:value-type="float">
            <text:p>1785.2578</text:p>
          </table:table-cell>
          <table:table-cell office:value-type="float" office:value="171517" calcext:value-type="float">
            <text:p>171517</text:p>
          </table:table-cell>
        </table:table-row>
        <table:table-row table:style-name="ro1">
          <table:table-cell office:value-type="float" office:value="216905" calcext:value-type="float">
            <text:p>216905</text:p>
          </table:table-cell>
          <table:table-cell office:value-type="float" office:value="467665" calcext:value-type="float">
            <text:p>467665</text:p>
          </table:table-cell>
          <table:table-cell office:value-type="float" office:value="3750.0002" calcext:value-type="float">
            <text:p>3750.0002</text:p>
          </table:table-cell>
          <table:table-cell office:value-type="float" office:value="455863" calcext:value-type="float">
            <text:p>455863</text:p>
          </table:table-cell>
          <table:table-cell office:value-type="float" office:value="1252.406" calcext:value-type="float">
            <text:p>1252.406</text:p>
          </table:table-cell>
          <table:table-cell office:value-type="float" office:value="104499" calcext:value-type="float">
            <text:p>1044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2:.C201])" office:value-type="float" office:value="917919.8724" calcext:value-type="float">
            <text:p>917919.9</text:p>
          </table:table-cell>
          <table:table-cell table:formula="of:=SUM([.D2:.D201])" office:value-type="float" office:value="103872031" calcext:value-type="float">
            <text:p>103872031</text:p>
          </table:table-cell>
          <table:table-cell table:style-name="ce1" table:formula="of:=SUM([.E2:.E201])" office:value-type="float" office:value="286653.2192" calcext:value-type="float">
            <text:p>286653.2</text:p>
          </table:table-cell>
          <table:table-cell table:formula="of:=SUM([.F2:.F201])" office:value-type="float" office:value="25359491" calcext:value-type="float">
            <text:p>25359491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[.C203]/200" office:value-type="float" office:value="4589.599362" calcext:value-type="float">
            <text:p>4589.6</text:p>
          </table:table-cell>
          <table:table-cell table:style-name="ce2" table:formula="of:=[.D203]/200" office:value-type="float" office:value="519360.155" calcext:value-type="float">
            <text:p>519360</text:p>
          </table:table-cell>
          <table:table-cell table:style-name="ce1" table:formula="of:=[.E203]/200" office:value-type="float" office:value="1433.266096" calcext:value-type="float">
            <text:p>1433.3</text:p>
          </table:table-cell>
          <table:table-cell table:style-name="ce2" table:formula="of:=[.F203]/200" office:value-type="float" office:value="126797.455" calcext:value-type="float">
            <text:p>126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3:55:59.336793844</dc:date>
    <meta:editing-duration>PT2M12S</meta:editing-duration>
    <meta:editing-cycles>1</meta:editing-cycles>
    <meta:document-statistic meta:table-count="1" meta:cell-count="1216" meta:object-count="0"/>
    <meta:generator>LibreOffice/5.1.6.2$Linux_X86_64 LibreOffice_project/10m0$Build-2</meta:generator>
  </office:meta>
</office:document-meta>
</file>